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color="#000000" draw:textarea-horizontal-align="justify" draw:textarea-vertical-align="middle" draw:auto-grow-height="false" fo:min-height="0cm" fo:min-width="0cm" fo:wrap-option="no-wrap"/>
    </style:style>
    <style:style style:name="gr2" style:family="graphic" style:parent-style-name="standard">
      <style:graphic-properties svg:stroke-width="0.2cm" svg:stroke-color="#008000" draw:marker-start-width="0.6cm" draw:marker-end-width="0.6cm" draw:textarea-horizontal-align="center" draw:textarea-vertical-align="middle" fo:padding-top="0.225cm" fo:padding-bottom="0.225cm" fo:padding-left="0.35cm" fo:padding-right="0.35cm"/>
    </style:style>
    <style:style style:name="gr3" style:family="graphic" style:parent-style-name="standard">
      <style:graphic-properties draw:stroke="none" svg:stroke-color="#000000" draw:fill="none" draw:fill-color="#ffffff" fo:min-height="1cm"/>
    </style:style>
    <style:style style:name="gr4" style:family="graphic" style:parent-style-name="standard">
      <style:graphic-properties draw:stroke="none" svg:stroke-color="#000000" draw:fill="none" draw:fill-color="#ffffff" fo:min-height="1.75cm"/>
    </style:style>
    <style:style style:name="gr5" style:family="graphic" style:parent-style-name="standard">
      <style:graphic-properties svg:stroke-width="0.1cm" svg:stroke-color="#9966cc" draw:marker-start-width="0.45cm" draw:marker-end-width="0.45cm"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9966cc" draw:marker-start-width="0.45cm" draw:marker-end="Arrow" draw:marker-end-width="0.45cm" draw:textarea-horizontal-align="center" draw:textarea-vertical-align="middle" fo:padding-top="0.175cm" fo:padding-bottom="0.175cm" fo:padding-left="0.3cm" fo:padding-right="0.3cm"/>
    </style:style>
    <style:style style:name="gr7" style:family="graphic" style:parent-style-name="standard">
      <style:graphic-properties svg:stroke-color="#000000" draw:marker-end="" draw:marker-end-width="0.3cm" draw:textarea-horizontal-align="center" draw:textarea-vertical-align="middle"/>
    </style:style>
    <style:style style:name="gr8" style:family="graphic" style:parent-style-name="standard">
      <style:graphic-properties draw:stroke="none" svg:stroke-color="#000000" draw:fill="none" draw:fill-color="#ffffff" fo:min-height="2cm"/>
    </style:style>
    <style:style style:name="gr9" style:family="graphic" style:parent-style-name="standard">
      <style:graphic-properties svg:stroke-color="#000000" draw:textarea-horizontal-align="right" draw:textarea-vertical-align="middle" draw:auto-grow-height="false" fo:min-height="0.749cm" fo:min-width="0.499cm"/>
    </style:style>
    <style:style style:name="gr10" style:family="graphic" style:parent-style-name="standard">
      <style:graphic-properties draw:stroke="none" svg:stroke-color="#000000" draw:fill="none" draw:fill-color="#ffffff" fo:min-height="1.5cm"/>
    </style:style>
    <style:style style:name="gr11" style:family="graphic" style:parent-style-name="standard">
      <style:graphic-properties svg:stroke-color="#000000" draw:textarea-horizontal-align="center" draw:textarea-vertical-align="middle"/>
    </style:style>
    <style:style style:name="gr12" style:family="graphic" style:parent-style-name="standard">
      <style:graphic-properties svg:stroke-width="0.1cm" svg:stroke-color="#e6e64c" draw:marker-start-width="0.45cm" draw:marker-end-width="0.45cm" draw:textarea-horizontal-align="center" draw:textarea-vertical-align="middle" fo:padding-top="0.175cm" fo:padding-bottom="0.175cm" fo:padding-left="0.3cm" fo:padding-right="0.3cm"/>
    </style:style>
    <style:style style:name="gr13" style:family="graphic" style:parent-style-name="standard">
      <style:graphic-properties svg:stroke-width="0.1cm" svg:stroke-color="#e6e64c" draw:marker-start-width="0.45cm" draw:marker-end="Arrow" draw:marker-end-width="0.45cm"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fo:min-height="4cm"/>
    </style:style>
    <style:style style:name="gr15" style:family="graphic" style:parent-style-name="standard">
      <style:graphic-properties svg:stroke-color="#000000" draw:textarea-vertical-align="middle" draw:auto-grow-height="false" fo:min-height="0.08cm" fo:min-width="0.028cm" fo:wrap-option="wrap"/>
    </style:style>
    <style:style style:name="gr16" style:family="graphic" style:parent-style-name="standard">
      <style:graphic-properties draw:stroke="none" draw:fill="none" fo:min-height="0.95cm"/>
    </style:style>
    <style:style style:name="gr17" style:family="graphic" style:parent-style-name="standard">
      <style:graphic-properties svg:stroke-width="0.1cm" svg:stroke-color="#ff6633" draw:marker-start-width="0.45cm" draw:marker-end-width="0.45cm" draw:textarea-horizontal-align="center" draw:textarea-vertical-align="middle" fo:padding-top="0.175cm" fo:padding-bottom="0.175cm" fo:padding-left="0.3cm" fo:padding-right="0.3cm"/>
    </style:style>
    <style:style style:name="gr18" style:family="graphic" style:parent-style-name="standard">
      <style:graphic-properties svg:stroke-width="0.1cm" svg:stroke-color="#ff6633" draw:marker-start-width="0.45cm" draw:marker-end="Symmetric_20_Arrow" draw:marker-end-width="0.45cm" draw:textarea-horizontal-align="center" draw:textarea-vertical-align="middle" fo:padding-top="0.175cm" fo:padding-bottom="0.175cm" fo:padding-left="0.3cm" fo:padding-right="0.3cm"/>
    </style:style>
    <style:style style:name="gr19" style:family="graphic" style:parent-style-name="standard">
      <style:graphic-properties svg:stroke-width="0.1cm" svg:stroke-color="#e6e64c" draw:marker-start-width="0.45cm" draw:marker-end="Symmetric_20_Arrow" draw:marker-end-width="0.45cm" draw:textarea-horizontal-align="center" draw:textarea-vertical-align="middle" fo:padding-top="0.175cm" fo:padding-bottom="0.175cm" fo:padding-left="0.3cm" fo:padding-right="0.3cm"/>
    </style:style>
    <style:style style:name="gr20" style:family="graphic" style:parent-style-name="standard">
      <style:graphic-properties svg:stroke-width="0.1cm" svg:stroke-color="#23b8dc" draw:marker-start-width="0.45cm" draw:marker-end-width="0.45cm" draw:textarea-horizontal-align="center" draw:textarea-vertical-align="middle" fo:padding-top="0.175cm" fo:padding-bottom="0.175cm" fo:padding-left="0.3cm" fo:padding-right="0.3cm"/>
    </style:style>
    <style:style style:name="gr21" style:family="graphic" style:parent-style-name="standard">
      <style:graphic-properties svg:stroke-width="0.1cm" svg:stroke-color="#23b8dc" draw:marker-start-width="0.45cm" draw:marker-end="Symmetric_20_Arrow" draw:marker-end-width="0.45cm" draw:textarea-horizontal-align="center" draw:textarea-vertical-align="middle" fo:padding-top="0.175cm" fo:padding-bottom="0.175cm" fo:padding-left="0.3cm" fo:padding-right="0.3cm"/>
    </style:style>
    <style:style style:name="gr22" style:family="graphic" style:parent-style-name="standard">
      <style:graphic-properties draw:stroke="none" svg:stroke-color="#000000" draw:fill="none" draw:fill-color="#ffffff" fo:min-height="25.45cm"/>
    </style:style>
    <style:style style:name="gr23" style:family="graphic" style:parent-style-name="standard">
      <style:graphic-properties draw:stroke="none" svg:stroke-color="#000000" draw:fill="none" draw:fill-color="#ffffff" fo:min-height="0.75cm"/>
    </style:style>
    <style:style style:name="gr24" style:family="graphic" style:parent-style-name="standard">
      <style:graphic-properties draw:stroke="dash" draw:stroke-dash="Ultrafine_20_Dashed" svg:stroke-color="#e6e64c" draw:textarea-horizontal-align="center" draw:textarea-vertical-align="middle"/>
    </style:style>
    <style:style style:name="gr25" style:family="graphic" style:parent-style-name="standard">
      <style:graphic-properties draw:stroke="dash" draw:stroke-dash="Ultrafine_20_Dashed" svg:stroke-color="#ff6633" draw:textarea-horizontal-align="center" draw:textarea-vertical-align="middle"/>
    </style:style>
    <style:style style:name="gr26" style:family="graphic" style:parent-style-name="standard">
      <style:graphic-properties draw:stroke="dash" draw:stroke-dash="Ultrafine_20_Dashed" svg:stroke-color="#23b8dc" draw:textarea-horizontal-align="center" draw:textarea-vertical-align="middle"/>
    </style:style>
    <style:style style:name="gr27" style:family="graphic" style:parent-style-name="standard">
      <style:graphic-properties draw:stroke="none" svg:stroke-color="#000000" draw:fill="none" draw:fill-color="#ffffff" fo:min-height="0.25cm"/>
    </style:style>
    <style:style style:name="gr28" style:family="graphic" style:parent-style-name="standard">
      <style:graphic-properties svg:stroke-width="0.1cm" svg:stroke-color="#996633" draw:marker-start-width="0.45cm" draw:marker-end-width="0.45cm" draw:textarea-horizontal-align="center" draw:textarea-vertical-align="middle" fo:padding-top="0.175cm" fo:padding-bottom="0.175cm" fo:padding-left="0.3cm" fo:padding-right="0.3cm"/>
    </style:style>
    <style:style style:name="gr29" style:family="graphic" style:parent-style-name="standard">
      <style:graphic-properties svg:stroke-width="0.1cm" svg:stroke-color="#996633" draw:marker-start-width="0.45cm" draw:marker-end="Symmetric_20_Arrow" draw:marker-end-width="0.45cm" draw:textarea-horizontal-align="center" draw:textarea-vertical-align="middle" fo:padding-top="0.175cm" fo:padding-bottom="0.175cm" fo:padding-left="0.3cm" fo:padding-right="0.3cm"/>
    </style:style>
    <style:style style:name="gr30" style:family="graphic" style:parent-style-name="standard">
      <style:graphic-properties draw:stroke="dash" draw:stroke-dash="Ultrafine_20_Dashed" svg:stroke-color="#996633" draw:textarea-horizontal-align="center" draw:textarea-vertical-align="middle"/>
    </style:style>
    <style:style style:name="gr31" style:family="graphic" style:parent-style-name="standard">
      <style:graphic-properties svg:stroke-color="#000000" draw:textarea-horizontal-align="justify" draw:textarea-vertical-align="middle" draw:auto-grow-height="false"/>
    </style:style>
    <style:style style:name="gr32" style:family="graphic" style:parent-style-name="standard">
      <style:graphic-properties svg:stroke-color="#000000" draw:marker-end="Arrow" draw:marker-end-width="0.3cm" draw:textarea-horizontal-align="center" draw:textarea-vertical-align="middle"/>
    </style:style>
    <style:style style:name="gr33" style:family="graphic" style:parent-style-name="standard">
      <style:graphic-properties svg:stroke-color="#000000" draw:marker-end="Arrow" draw:marker-end-width="0.3cm" draw:textarea-horizontal-align="center" draw:textarea-vertical-align="middle"/>
    </style:style>
    <style:style style:name="gr34" style:family="graphic" style:parent-style-name="standard">
      <style:graphic-properties draw:stroke="dash" draw:stroke-dash="Ultrafine_20_Dashed" svg:stroke-width="0.1cm" svg:stroke-color="#996633" draw:marker-start-width="0.45cm" draw:marker-end="Arrow" draw:marker-end-width="0.45cm" draw:textarea-horizontal-align="center" draw:textarea-vertical-align="middle" fo:padding-top="0.175cm" fo:padding-bottom="0.175cm" fo:padding-left="0.3cm" fo:padding-right="0.3cm"/>
    </style:style>
    <style:style style:name="gr35" style:family="graphic" style:parent-style-name="standard">
      <style:graphic-properties draw:stroke="dash" draw:stroke-dash="Ultrafine_20_Dashed" svg:stroke-color="#b80047" draw:textarea-horizontal-align="center" draw:textarea-vertical-align="middle"/>
    </style:style>
    <style:style style:name="gr36" style:family="graphic" style:parent-style-name="standard">
      <style:graphic-properties svg:stroke-width="0.1cm" svg:stroke-color="#b80047" draw:marker-start-width="0.45cm" draw:marker-end-width="0.45cm" draw:textarea-horizontal-align="center" draw:textarea-vertical-align="middle" fo:padding-top="0.175cm" fo:padding-bottom="0.175cm" fo:padding-left="0.3cm" fo:padding-right="0.3cm"/>
    </style:style>
    <style:style style:name="gr37" style:family="graphic" style:parent-style-name="standard">
      <style:graphic-properties svg:stroke-width="0.1cm" svg:stroke-color="#b80047" draw:marker-start-width="0.45cm" draw:marker-end="Symmetric_20_Arrow" draw:marker-end-width="0.45cm" draw:textarea-horizontal-align="center" draw:textarea-vertical-align="middle" fo:padding-top="0.175cm" fo:padding-bottom="0.175cm" fo:padding-left="0.3cm" fo:padding-right="0.3cm"/>
    </style:style>
    <style:style style:name="gr38" style:family="graphic" style:parent-style-name="standard">
      <style:graphic-properties svg:stroke-width="0.1cm" svg:stroke-color="#006b6b" draw:marker-start-width="0.45cm" draw:marker-end-width="0.45cm" draw:textarea-horizontal-align="center" draw:textarea-vertical-align="middle" fo:padding-top="0.175cm" fo:padding-bottom="0.175cm" fo:padding-left="0.3cm" fo:padding-right="0.3cm"/>
    </style:style>
    <style:style style:name="gr39" style:family="graphic" style:parent-style-name="standard">
      <style:graphic-properties svg:stroke-width="0.1cm" svg:stroke-color="#006b6b" draw:marker-start-width="0.45cm" draw:marker-end="Symmetric_20_Arrow" draw:marker-end-width="0.45cm" draw:textarea-horizontal-align="center" draw:textarea-vertical-align="middle" fo:padding-top="0.175cm" fo:padding-bottom="0.175cm" fo:padding-left="0.3cm" fo:padding-right="0.3cm"/>
    </style:style>
    <style:style style:name="gr40" style:family="graphic" style:parent-style-name="standard">
      <style:graphic-properties draw:stroke="none" svg:stroke-color="#000000" draw:fill="none" draw:fill-color="#ffffff" fo:min-height="0.249cm"/>
    </style:style>
    <style:style style:name="gr41" style:family="graphic" style:parent-style-name="standard">
      <style:graphic-properties draw:stroke="dash" draw:stroke-dash="Fine_20_Dotted" svg:stroke-width="0.1cm" svg:stroke-color="#b80047" draw:marker-start-width="0.45cm" draw:marker-end-width="0.45cm" draw:textarea-horizontal-align="center" draw:textarea-vertical-align="middle" fo:padding-top="0.175cm" fo:padding-bottom="0.175cm" fo:padding-left="0.3cm" fo:padding-right="0.3cm"/>
    </style:style>
    <style:style style:name="gr42" style:family="graphic" style:parent-style-name="standard">
      <style:graphic-properties draw:stroke="dash" draw:stroke-dash="Ultrafine_20_Dashed" svg:stroke-color="#006b6b"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end"/>
    </style:style>
    <style:style style:name="P4" style:family="paragraph">
      <style:text-properties fo:font-size="12pt" style:font-size-asian="12pt" style:font-size-complex="12pt"/>
    </style:style>
    <style:style style:name="P5" style:family="paragraph">
      <style:text-properties fo:font-weight="bold" style:font-weight-asian="bold" style:font-weight-complex="bold"/>
    </style:style>
    <style:style style:name="P6" style:family="paragraph">
      <style:paragraph-properties style:text-autospace="none"/>
    </style:style>
    <style:style style:name="P7" style:family="paragraph">
      <style:text-properties fo:font-family="Arial" style:font-family-generic="swiss" style:font-pitch="variable" fo:font-size="12pt" style:font-size-asian="12pt" style:font-size-complex="12pt"/>
    </style:style>
    <style:style style:name="P8" style:family="paragraph">
      <style:text-properties fo:color="#000000" fo:font-size="12pt" style:font-size-asian="12pt" style:font-size-complex="12pt"/>
    </style:style>
    <style:style style:name="P9" style:family="paragraph">
      <style:text-properties fo:font-size="12pt" fo:font-style="italic" style:font-size-asian="12pt" style:font-style-asian="italic" style:font-size-complex="12pt" style:font-style-complex="italic"/>
    </style:style>
    <style:style style:name="P10" style:family="paragraph">
      <style:text-properties fo:font-size="18pt" fo:font-weight="bold" style:font-weight-asian="bold" style:font-weight-complex="bold"/>
    </style:style>
    <style:style style:name="P11" style:family="paragraph">
      <style:paragraph-properties fo:text-align="end"/>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fo:font-family="Arial" style:font-family-generic="swiss" style:font-pitch="variable" fo:font-size="12pt" fo:font-weight="bold" style:font-size-asian="12pt" style:font-weight-asian="bold" style:font-size-complex="12pt" style:font-weight-complex="bold"/>
    </style:style>
    <style:style style:name="T4" style:family="text">
      <style:text-properties fo:font-family="Arial" style:font-family-generic="swiss" style:font-pitch="variable" fo:font-size="12pt" style:font-size-asian="12pt" style:font-size-complex="12pt"/>
    </style:style>
    <style:style style:name="T5" style:family="text">
      <style:text-properties fo:font-family="Arial"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 style:family="text">
      <style:text-properties fo:font-family="Arial"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7" style:family="text">
      <style:text-properties fo:color="#000000" fo:font-family="Arial" style:font-family-generic="swiss" style:font-pitch="variable" fo:font-size="12pt" style:text-underline-style="solid" style:text-underline-width="auto" style:text-underline-color="font-color" style:font-family-asian="'Courier New'" style:font-family-generic-asian="modern" style:font-pitch-asian="fixed" style:font-size-asian="12pt" style:font-family-complex="'Courier New'" style:font-family-generic-complex="modern" style:font-pitch-complex="fixed" style:font-size-complex="12pt"/>
    </style:style>
    <style:style style:name="T8" style:family="text">
      <style:text-properties fo:color="#000000" fo:font-size="12pt"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cm" svg:height="2cm" svg:x="11cm" svg:y="26cm">
          <text:p text:style-name="P1"><text:span text:style-name="T1">Continues into</text:span></text:p>
          <text:p text:style-name="P1"><text:span text:style-name="T1">the future</text:span></text:p>
          <draw:enhanced-geometry svg:viewBox="0 0 21600 21600" draw:text-areas="800 800 20800 20800" draw:type="round-rectangular-callout" draw:modifiers="-13977.7407530823 29134.63268365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2" draw:layer="layout" svg:width="3cm" svg:height="2cm" svg:x="11cm" svg:y="26cm">
          <text:p text:style-name="P1"><text:span text:style-name="T1">Continues into</text:span></text:p>
          <text:p text:style-name="P1"><text:span text:style-name="T1">the future</text:span></text:p>
          <draw:enhanced-geometry svg:viewBox="0 0 21600 21600" draw:text-areas="800 800 20800 20800" draw:type="round-rectangular-callout" draw:modifiers="-28085.0383205598 288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 draw:text-style-name="P1" xml:id="id1" draw:id="id1" draw:layer="layout" svg:x1="9cm" svg:y1="1cm" svg:x2="9cm" svg:y2="28.7cm">
          <draw:glue-point draw:id="4" svg:x="0cm" svg:y="-2.111cm"/>
          <draw:glue-point draw:id="5" svg:x="0cm" svg:y="-2.833cm"/>
          <draw:glue-point draw:id="6" svg:x="0cm" svg:y="1.498cm"/>
          <draw:glue-point draw:id="7" svg:x="0cm" svg:y="0.776cm"/>
          <text:p/>
        </draw:line>
        <draw:frame draw:style-name="gr3" draw:layer="layout" svg:width="5cm" svg:height="1.25cm" svg:x="14cm" svg:y="2cm">
          <draw:text-box>
            <text:p text:style-name="P3">Development</text:p>
          </draw:text-box>
        </draw:frame>
        <draw:frame draw:style-name="gr4" draw:layer="layout" svg:width="5cm" svg:height="2cm" svg:x="2cm" svg:y="2cm">
          <draw:text-box>
            <text:p>Release &amp; Maintenance</text:p>
          </draw:text-box>
        </draw:frame>
        <draw:custom-shape draw:style-name="gr1" draw:text-style-name="P2" draw:layer="layout" svg:width="3cm" svg:height="2cm" svg:x="11cm" svg:y="3cm">
          <text:p text:style-name="P1"><text:span text:style-name="T1">Continues from</text:span></text:p>
          <text:p text:style-name="P1"><text:span text:style-name="T1">the past</text:span></text:p>
          <draw:enhanced-geometry svg:viewBox="0 0 21600 21600" draw:text-areas="800 800 20800 20800" draw:type="round-rectangular-callout" draw:modifiers="-13531.4895034988 -20293.85307346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4" xml:id="id3" draw:id="id3" draw:layer="layout" svg:width="9cm" svg:height="2.621cm" svg:x="10cm" svg:y="6cm">
          <draw:text-box>
            <text:p><text:span text:style-name="T1">This is the “master” branch</text:span></text:p>
            <text:p><text:span text:style-name="T1">It holds the current (fairly) stable development state.</text:span></text:p>
            <text:p><text:span text:style-name="T1">It will never be deleted.</text:span></text:p>
            <text:p><text:span text:style-name="T1">It is never directly distributed.</text:span></text:p>
          </draw:text-box>
        </draw:frame>
        <draw:frame draw:style-name="gr3" draw:text-style-name="P5" draw:layer="layout" svg:width="8.5cm" svg:height="1.25cm" svg:x="0cm" svg:y="0cm">
          <draw:text-box>
            <text:p><text:span text:style-name="T2">Overview:</text:span></text:p>
          </draw:text-box>
        </draw:frame>
        <draw:line draw:style-name="gr5" draw:text-style-name="P1" xml:id="id2" draw:id="id2" draw:layer="layout" svg:x1="7cm" svg:y1="20cm" svg:x2="7cm" svg:y2="28.7cm">
          <text:p/>
        </draw:line>
        <draw:connector draw:style-name="gr6" draw:text-style-name="P1" xml:id="id5" draw:id="id5" draw:layer="layout" draw:type="line" svg:x1="9cm" svg:y1="18.999cm" svg:x2="7cm" svg:y2="20cm" draw:start-shape="id1" draw:start-glue-point="6" draw:end-shape="id2" draw:end-glue-point="0" svg:d="m9000 18999-2000 1001">
          <text:p/>
        </draw:connector>
        <draw:connector draw:style-name="gr7" draw:text-style-name="P1" draw:layer="layout" draw:type="line" svg:x1="9cm" svg:y1="7.003cm" svg:x2="10cm" svg:y2="7.31cm" draw:start-shape="id1" draw:start-glue-point="5" draw:end-shape="id3" svg:d="m9000 7003 1000 307">
          <text:p/>
        </draw:connector>
        <draw:frame draw:style-name="gr8" draw:text-style-name="P4" xml:id="id4" draw:id="id4" draw:layer="layout" svg:width="6.5cm" svg:height="4.991cm" svg:x="0.5cm" svg:y="16cm">
          <draw:text-box>
            <text:p><text:span text:style-name="T1">This is a maintenance branch.</text:span></text:p>
            <text:p><text:span text:style-name="T1">It holds a tagged major or minor version and all subsequent patch versions within that.</text:span></text:p>
            <text:p><text:span text:style-name="T1">It will be deleted once the version is no longer supported.</text:span></text:p>
            <text:p><text:span text:style-name="T1">Current policy is that support is maintained for the most recent 2 minor versions of the most recent 2 major versions.</text:span></text:p>
          </draw:text-box>
        </draw:frame>
        <draw:custom-shape draw:style-name="gr9" draw:text-style-name="P2" xml:id="id7" draw:id="id7" draw:layer="layout" svg:width="0.5cm" svg:height="0.5cm" svg:x="6.5cm" svg:y="23.5cm">
          <text:p text:style-name="P1"><text:span text:style-name="T1">1.0</text:span><text:span text:style-name="T1"><text:tab/></text:span></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frame draw:style-name="gr10" draw:text-style-name="P4" xml:id="id6" draw:id="id6" draw:layer="layout" svg:width="5cm" svg:height="3.569cm" svg:x="1cm" svg:y="24.5cm">
          <draw:text-box>
            <text:p><text:span text:style-name="T1">This is a tag.</text:span></text:p>
            <text:p><text:span text:style-name="T1">It represents a released version.</text:span></text:p>
            <text:p><text:span text:style-name="T1">Tags only occur on maintenance branches, and follow the semver system</text:span></text:p>
          </draw:text-box>
        </draw:frame>
        <draw:connector draw:style-name="gr11" draw:text-style-name="P1" draw:layer="layout" draw:type="line" svg:x1="7cm" svg:y1="18.495cm" svg:x2="8cm" svg:y2="19.499cm" draw:start-shape="id4" draw:start-glue-point="1" draw:end-shape="id5" draw:end-glue-point="0" svg:d="m7000 18495 1000 1004">
          <text:p/>
        </draw:connector>
        <draw:connector draw:style-name="gr11" draw:text-style-name="P1" draw:layer="layout" draw:type="line" svg:x1="6cm" svg:y1="26.284cm" svg:x2="6.75cm" svg:y2="24cm" draw:start-shape="id6" draw:start-glue-point="1" draw:end-shape="id7" draw:end-glue-point="2" svg:d="m6000 26284 750-2284">
          <text:p/>
        </draw:connector>
        <draw:line draw:style-name="gr12" draw:text-style-name="P1" xml:id="id8" draw:id="id8" draw:layer="layout" svg:x1="11cm" svg:y1="10cm" svg:x2="11cm" svg:y2="16cm">
          <text:p/>
        </draw:line>
        <draw:connector draw:style-name="gr13" draw:text-style-name="P1" draw:layer="layout" draw:type="line" svg:x1="9cm" svg:y1="9.003cm" svg:x2="11cm" svg:y2="10cm" draw:start-shape="id1" draw:start-glue-point="4" draw:end-shape="id8" svg:d="m9000 9003 2000 997">
          <text:p/>
        </draw:connector>
        <draw:connector draw:style-name="gr13" draw:text-style-name="P1" draw:layer="layout" draw:type="line" svg:x1="11cm" svg:y1="16cm" svg:x2="9cm" svg:y2="16.999cm" draw:start-shape="id8" draw:start-glue-point="2" draw:end-shape="id1" draw:end-glue-point="7" svg:d="m11000 16000-2000 999">
          <text:p/>
        </draw:connector>
        <draw:frame draw:style-name="gr14" draw:text-style-name="P4" draw:layer="layout" svg:width="7cm" svg:height="6.887cm" svg:x="12cm" svg:y="11cm">
          <draw:text-box>
            <text:p><text:span text:style-name="T1">This is a development branch.</text:span></text:p>
            <text:p><text:span text:style-name="T1">It is used to create new features.</text:span></text:p>
            <text:p><text:span text:style-name="T1">It will be deleted once the maintenance branch for the release in which this feature was introduced is no longer supported.</text:span></text:p>
            <text:p><text:span text:style-name="T1"/></text:p>
            <text:p><text:span text:style-name="T1">It starts by branching off of master, and ends with a merge into master.</text:span></text:p>
            <text:p><text:span text:style-name="T1"/></text:p>
            <text:p><text:span text:style-name="T1">In your local repo, unused branches should be kept to a minimum.</text:span></text:p>
          </draw:text-box>
        </draw:frame>
        <draw:custom-shape draw:style-name="gr15" draw:text-style-name="P1" xml:id="id9" draw:id="id9" draw:layer="layout" svg:width="0.5cm" svg:height="1cm" svg:x="11cm" svg:y="1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10" draw:text-style-name="P4" xml:id="id10" draw:id="id10" draw:layer="layout" svg:width="6.5cm" svg:height="2.621cm" svg:x="11.5cm" svg:y="18.879cm">
          <draw:text-box>
            <text:p><text:span text:style-name="T1">This is a test session.</text:span></text:p>
            <text:p><text:span text:style-name="T1">It represents a point where the code is believed to work and is tested for completeness and bugginess</text:span></text:p>
          </draw:text-box>
        </draw:frame>
        <draw:connector draw:style-name="gr11" draw:text-style-name="P1" draw:layer="layout" draw:type="line" svg:x1="11.25cm" svg:y1="16cm" svg:x2="11.5cm" svg:y2="20.189cm" draw:start-shape="id9" draw:start-glue-point="2" draw:end-shape="id10" draw:end-glue-point="3" svg:d="m11250 16000 250 4189">
          <text:p/>
        </draw:connector>
        <draw:custom-shape draw:style-name="gr15" draw:text-style-name="P1" xml:id="id11" draw:id="id11" draw:layer="layout" svg:width="0.5cm" svg:height="1cm" svg:x="6.5cm" svg:y="2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onnector draw:style-name="gr11" draw:text-style-name="P1" draw:layer="layout" draw:type="line" svg:x1="7cm" svg:y1="22.5cm" svg:x2="11.5cm" svg:y2="20.189cm" draw:start-shape="id11" draw:start-glue-point="1" draw:end-shape="id10" draw:end-glue-point="3" svg:d="m7000 22500 4500-2311">
          <text:p/>
        </draw:connector>
        <draw:frame draw:style-name="gr16" draw:layer="layout" svg:width="6.5cm" svg:height="4.991cm" svg:x="0.5cm" svg:y="6.009cm">
          <draw:text-box>
            <text:p><text:span text:style-name="T1">The maintenance branches each track a major or minor version which has been prepared for release.</text:span></text:p>
            <text:p><text:span text:style-name="T1">A maint branch starts by branching from master then going through a process of making it fit for distribution.</text:span></text:p>
            <text:p><text:span text:style-name="T1">Maint branches are the only ones used for distribution.</text:span></text:p>
          </draw:text-box>
        </draw:frame>
      </draw:page>
      <draw:page draw:name="page2" draw:style-name="dp1" draw:master-page-name="Default">
        <draw:line draw:style-name="gr2" draw:text-style-name="P1" xml:id="id12" draw:id="id12" draw:layer="layout" svg:x1="9cm" svg:y1="1cm" svg:x2="9cm" svg:y2="28.7cm">
          <draw:glue-point draw:id="4" svg:x="0cm" svg:y="-4.277cm"/>
          <draw:glue-point draw:id="5" svg:x="0cm" svg:y="-3.846cm"/>
          <draw:glue-point draw:id="6" svg:x="0cm" svg:y="-1.75cm"/>
          <draw:glue-point draw:id="7" svg:x="0cm" svg:y="-1.389cm"/>
          <draw:glue-point draw:id="8" svg:x="0cm" svg:y="1.859cm"/>
          <draw:glue-point draw:id="9" svg:x="0cm" svg:y="-2.833cm"/>
          <draw:glue-point draw:id="10" svg:x="0cm" svg:y="0.776cm"/>
          <draw:glue-point draw:id="11" svg:x="0cm" svg:y="-1.028cm"/>
          <draw:glue-point draw:id="12" svg:x="0cm" svg:y="2.22cm"/>
          <draw:glue-point draw:id="13" svg:x="0cm" svg:y="4.386cm"/>
          <text:p/>
        </draw:line>
        <draw:line draw:style-name="gr17" draw:text-style-name="P1" xml:id="id13" draw:id="id13" draw:layer="layout" svg:x1="11cm" svg:y1="4cm" svg:x2="11cm" svg:y2="9cm">
          <draw:glue-point draw:id="4" svg:x="0cm" svg:y="3cm"/>
          <text:p/>
        </draw:line>
        <draw:line draw:style-name="gr12" draw:text-style-name="P1" xml:id="id14" draw:id="id14" draw:layer="layout" svg:x1="13cm" svg:y1="6cm" svg:x2="13cm" svg:y2="25cm">
          <draw:glue-point draw:id="4" svg:x="0cm" svg:y="-0.789cm"/>
          <draw:glue-point draw:id="5" svg:x="0cm" svg:y="3.947cm"/>
          <text:p/>
        </draw:line>
        <draw:connector draw:style-name="gr18" draw:text-style-name="P1" draw:layer="layout" draw:type="line" svg:x1="9cm" svg:y1="3.003cm" svg:x2="11cm" svg:y2="4cm" draw:start-shape="id12" draw:start-glue-point="4" draw:end-shape="id13" draw:end-glue-point="0" svg:d="m9000 3003 2000 997">
          <text:p/>
        </draw:connector>
        <draw:connector draw:style-name="gr19" draw:text-style-name="P1" draw:layer="layout" draw:type="line" svg:x1="9cm" svg:y1="4.197cm" svg:x2="13cm" svg:y2="6cm" draw:start-shape="id12" draw:start-glue-point="5" draw:end-shape="id14" draw:end-glue-point="0" svg:d="m9000 4197 4000 1803">
          <text:p/>
        </draw:connector>
        <draw:connector draw:style-name="gr18" draw:text-style-name="P1" draw:layer="layout" draw:type="line" svg:x1="11cm" svg:y1="9cm" svg:x2="9cm" svg:y2="10.003cm" draw:start-shape="id13" draw:end-shape="id12" draw:end-glue-point="6" svg:d="m11000 9000-2000 1003">
          <text:p/>
        </draw:connector>
        <draw:line draw:style-name="gr20" draw:text-style-name="P1" xml:id="id15" draw:id="id15" draw:layer="layout" svg:x1="11cm" svg:y1="12cm" svg:x2="11cm" svg:y2="19cm">
          <draw:glue-point draw:id="4" svg:x="0cm" svg:y="3.571cm"/>
          <text:p/>
        </draw:line>
        <draw:connector draw:style-name="gr21" draw:text-style-name="P1" draw:layer="layout" draw:type="line" svg:x1="9cm" svg:y1="11.003cm" svg:x2="11cm" svg:y2="12cm" draw:start-shape="id12" draw:start-glue-point="7" draw:end-shape="id15" svg:d="m9000 11003 2000 997">
          <text:p/>
        </draw:connector>
        <draw:connector draw:style-name="gr21" draw:text-style-name="P1" draw:layer="layout" draw:type="line" svg:x1="11cm" svg:y1="19cm" svg:x2="9cm" svg:y2="19.999cm" draw:start-shape="id15" draw:end-shape="id12" draw:end-glue-point="8" svg:d="m11000 19000-2000 999">
          <text:p/>
        </draw:connector>
        <draw:connector draw:style-name="gr18" draw:text-style-name="P1" draw:layer="layout" draw:type="line" svg:x1="9cm" svg:y1="7.003cm" svg:x2="11cm" svg:y2="8cm" draw:start-shape="id12" draw:start-glue-point="9" draw:end-shape="id13" draw:end-glue-point="4" svg:d="m9000 7003 2000 997">
          <text:p/>
        </draw:connector>
        <draw:connector draw:style-name="gr21" draw:text-style-name="P1" draw:layer="layout" draw:type="line" svg:x1="9cm" svg:y1="16.999cm" svg:x2="11cm" svg:y2="17.999cm" draw:start-shape="id12" draw:start-glue-point="10" draw:end-shape="id15" draw:end-glue-point="4" svg:d="m9000 16999 2000 1000">
          <text:p/>
        </draw:connector>
        <draw:connector draw:style-name="gr19" draw:text-style-name="P1" draw:layer="layout" draw:type="line" svg:x1="13cm" svg:y1="25cm" svg:x2="9cm" svg:y2="26.999cm" draw:start-shape="id14" draw:start-glue-point="2" draw:end-shape="id12" draw:end-glue-point="13" svg:d="m13000 25000-4000 1999">
          <text:p/>
        </draw:connector>
        <draw:connector draw:style-name="gr19" draw:text-style-name="P1" draw:layer="layout" draw:type="line" svg:x1="9cm" svg:y1="20.999cm" svg:x2="13cm" svg:y2="22.999cm" draw:start-shape="id12" draw:start-glue-point="12" draw:end-shape="id14" draw:end-glue-point="5" svg:d="m9000 20999 4000 2000">
          <text:p/>
        </draw:connector>
        <draw:connector draw:style-name="gr19" draw:text-style-name="P1" draw:layer="layout" draw:type="line" svg:x1="9cm" svg:y1="12.003cm" svg:x2="13cm" svg:y2="14.001cm" draw:start-shape="id12" draw:start-glue-point="11" draw:end-shape="id14" draw:end-glue-point="4" svg:d="m9000 12003 4000 1998">
          <text:p/>
        </draw:connector>
        <draw:frame draw:style-name="gr22" draw:text-style-name="P7" draw:layer="layout" svg:width="7.5cm" svg:height="25.886cm" svg:x="1cm" svg:y="3cm">
          <draw:text-box>
            <text:p><text:span text:style-name="T3">Creation</text:span></text:p>
            <text:list text:style-name="L1">
              <text:list-item>
                <text:p><text:span text:style-name="T4"><text:s/></text:span><text:span text:style-name="T4">Each branch should cover exactly one feature or non-urgent bug fix.</text:span></text:p>
              </text:list-item>
              <text:list-item>
                <text:p text:style-name="P6"><text:span text:style-name="T5"><text:s/></text:span><text:span text:style-name="T5">Branches MUST be created from the master branch</text:span></text:p>
                <text:list>
                  <text:list-item>
                    <text:p text:style-name="P6"><text:span text:style-name="T5">Branches MAY be created from any commit on master, though HEAD will usually be most useful</text:span></text:p>
                  </text:list-item>
                </text:list>
              </text:list-item>
              <text:list-item>
                <text:p text:style-name="P6"><text:span text:style-name="T5"><text:s/></text:span><text:span text:style-name="T5">Names MUST be in lower case and of the format dev_X_Y_Z where:</text:span></text:p>
                <text:list>
                  <text:list-item>
                    <text:p text:style-name="P6"><text:span text:style-name="T5">X is the tracking id (without "ARC-" prefix)</text:span></text:p>
                  </text:list-item>
                  <text:list-item>
                    <text:p text:style-name="P6"><text:span text:style-name="T5">Y is the (2 to 5 letter) short name of the component most directly / significantly affected</text:span></text:p>
                  </text:list-item>
                  <text:list-item>
                    <text:p text:style-name="P6"><text:span text:style-name="T5">Z is a brief indicator of the feature being developed in that branch (&lt;20 * a-z_)</text:span></text:p>
                  </text:list-item>
                </text:list>
                <text:p text:style-name="P6"><text:span text:style-name="T5">eg: dev_11_bhv_pdfoutput or dev_423_core_factoryoverhaul</text:span></text:p>
              </text:list-item>
              <text:list-item>
                <text:p text:style-name="P6"><text:span text:style-name="T5"><text:s/></text:span><text:span text:style-name="T5">Immature branches MAY be pushed to the upstream server before the feature is complete</text:span></text:p>
              </text:list-item>
            </text:list>
            <text:p text:style-name="P6"><text:span text:style-name="T5"/></text:p>
            <text:p text:style-name="P6"><text:span text:style-name="T6">During active development</text:span></text:p>
            <text:list text:continue-numbering="true" text:style-name="L1">
              <text:list-item>
                <text:p text:style-name="P6"><text:span text:style-name="T5"><text:s/></text:span><text:span text:style-name="T5">Commits SHOULD be made frequently with informative messages</text:span></text:p>
              </text:list-item>
              <text:list-item>
                <text:p text:style-name="P6"><text:span text:style-name="T5"><text:s/></text:span><text:span text:style-name="T5">Pushes to the upstream server SHOULD happen roughly daily and MUST be no less frequent than weekly</text:span></text:p>
              </text:list-item>
              <text:list-item>
                <text:p text:style-name="P6"><text:span text:style-name="T5"><text:s/></text:span><text:span text:style-name="T5">Changes from master SHOULD be merged in to the </text:span><text:span text:style-name="T7">dev</text:span><text:span text:style-name="T5"> branch from time-to-time to ensure compatibility</text:span></text:p>
              </text:list-item>
            </text:list>
            <text:p text:style-name="P6"><text:span text:style-name="T5"/></text:p>
            <text:p text:style-name="P6"><text:span text:style-name="T6">On completion of development</text:span></text:p>
            <text:list text:continue-numbering="true" text:style-name="L1">
              <text:list-item>
                <text:p text:style-name="P6"><text:span text:style-name="T5"><text:s/></text:span><text:span text:style-name="T5">All changes in master MUST be </text:span><text:span text:style-name="T7">meged</text:span><text:span text:style-name="T5"> into the development branch</text:span></text:p>
              </text:list-item>
              <text:list-item>
                <text:p text:style-name="P6"><text:span text:style-name="T5"><text:s/></text:span><text:span text:style-name="T5">The new feature MUST be tested to ensure it meets requirements</text:span></text:p>
              </text:list-item>
              <text:list-item>
                <text:p text:style-name="P6"><text:span text:style-name="T5"><text:s/></text:span><text:span text:style-name="T5">The development branch MUST then be merged into master:</text:span></text:p>
              </text:list-item>
              <text:list-item>
                <text:p text:style-name="P6"><text:span text:style-name="T5"><text:s/></text:span><text:span text:style-name="T5">If between merging from and to master new changes have been made, the new changes must also be brought into the </text:span><text:span text:style-name="T7">dev</text:span><text:span text:style-name="T5"> branch and checked for conflicts and the feature re-tested. This continues until a merge-test-merge cycle can be carried out without new changes being introduced.</text:span></text:p>
              </text:list-item>
              <text:list-item>
                <text:p text:style-name="P6"><text:span text:style-name="T5"><text:s/></text:span><text:span text:style-name="T5">The corresponding Jira ticket MUST be marked as “resolved”.</text:span></text:p>
              </text:list-item>
            </text:list>
          </draw:text-box>
        </draw:frame>
        <draw:frame draw:style-name="gr3" draw:text-style-name="P5" draw:layer="layout" svg:width="8.5cm" svg:height="1.25cm" svg:x="0cm" svg:y="0cm">
          <draw:text-box>
            <text:p><text:span text:style-name="T2">Feature development:</text:span></text:p>
          </draw:text-box>
        </draw:frame>
        <draw:frame draw:style-name="gr23" draw:text-style-name="P8" draw:layer="layout" svg:width="7.5cm" svg:height="1cm" svg:x="13.5cm" svg:y="2.5cm">
          <draw:text-box>
            <text:p><text:span text:style-name="T8">dev_101_msg_divify created</text:span></text:p>
          </draw:text-box>
        </draw:frame>
        <draw:frame draw:style-name="gr23" draw:text-style-name="P4" draw:layer="layout" svg:width="7.5cm" svg:height="1cm" svg:x="13.5cm" svg:y="3.5cm">
          <draw:text-box>
            <text:p><text:span text:style-name="T1">dev_102_msg_permissions created</text:span></text:p>
          </draw:text-box>
        </draw:frame>
        <draw:frame draw:style-name="gr23" draw:text-style-name="P4" draw:layer="layout" svg:width="7.5cm" svg:height="1cm" svg:x="13.5cm" svg:y="10.5cm">
          <draw:text-box>
            <text:p><text:span text:style-name="T1">dev_103_bhv_ordering created</text:span></text:p>
          </draw:text-box>
        </draw:frame>
        <draw:frame draw:style-name="gr23" draw:text-style-name="P4" draw:layer="layout" svg:width="7.5cm" svg:height="1cm" svg:x="13.5cm" svg:y="5.5cm">
          <draw:text-box>
            <text:p><text:span text:style-name="T1">development complete</text:span></text:p>
          </draw:text-box>
        </draw:frame>
        <draw:frame draw:style-name="gr23" draw:text-style-name="P4" draw:layer="layout" svg:width="7.5cm" svg:height="1cm" svg:x="13.5cm" svg:y="6.5cm">
          <draw:text-box>
            <text:p><text:span text:style-name="T1">check for changes in master</text:span></text:p>
          </draw:text-box>
        </draw:frame>
        <draw:frame draw:style-name="gr23" draw:text-style-name="P4" draw:layer="layout" svg:width="7.5cm" svg:height="1cm" svg:x="13.5cm" svg:y="8.5cm">
          <draw:text-box>
            <text:p><text:span text:style-name="T1">merge completed feature into master</text:span></text:p>
          </draw:text-box>
        </draw:frame>
        <draw:frame draw:style-name="gr23" draw:text-style-name="P4" draw:layer="layout" svg:width="7.5cm" svg:height="1cm" svg:x="13.5cm" svg:y="15.5cm">
          <draw:text-box>
            <text:p><text:span text:style-name="T1">development complete</text:span></text:p>
          </draw:text-box>
        </draw:frame>
        <draw:frame draw:style-name="gr23" draw:text-style-name="P4" draw:layer="layout" svg:width="7.5cm" svg:height="1cm" svg:x="13.5cm" svg:y="16.5cm">
          <draw:text-box>
            <text:p><text:span text:style-name="T1">check for changes in master</text:span></text:p>
          </draw:text-box>
        </draw:frame>
        <draw:frame draw:style-name="gr23" draw:text-style-name="P4" draw:layer="layout" svg:width="7.5cm" svg:height="1cm" svg:x="13.5cm" svg:y="18.5cm">
          <draw:text-box>
            <text:p><text:span text:style-name="T1">merge completed feature into master</text:span></text:p>
          </draw:text-box>
        </draw:frame>
        <draw:frame draw:style-name="gr23" draw:text-style-name="P4" draw:layer="layout" svg:width="7.5cm" svg:height="1cm" svg:x="13.5cm" svg:y="11.5cm">
          <draw:text-box>
            <text:p><text:span text:style-name="T1">check for changes in master</text:span></text:p>
          </draw:text-box>
        </draw:frame>
        <draw:frame draw:style-name="gr23" draw:text-style-name="P4" draw:layer="layout" svg:width="7.5cm" svg:height="1cm" svg:x="13.5cm" svg:y="14cm">
          <draw:text-box>
            <text:p><text:span text:style-name="T1">Integrate changes from master</text:span></text:p>
          </draw:text-box>
        </draw:frame>
        <draw:frame draw:style-name="gr23" draw:text-style-name="P4" draw:layer="layout" svg:width="7.5cm" svg:height="1cm" svg:x="13.5cm" svg:y="20.5cm">
          <draw:text-box>
            <text:p><text:span text:style-name="T1">check for changes in master</text:span></text:p>
          </draw:text-box>
        </draw:frame>
        <draw:frame draw:style-name="gr23" draw:text-style-name="P4" draw:layer="layout" svg:width="7.5cm" svg:height="1cm" svg:x="13.5cm" svg:y="23cm">
          <draw:text-box>
            <text:p><text:span text:style-name="T1">Integrate changes from master</text:span></text:p>
          </draw:text-box>
        </draw:frame>
        <draw:frame draw:style-name="gr23" draw:text-style-name="P4" draw:layer="layout" svg:width="7.5cm" svg:height="1cm" svg:x="13.5cm" svg:y="24.5cm">
          <draw:text-box>
            <text:p><text:span text:style-name="T1">merge completed feature into master</text:span></text:p>
          </draw:text-box>
        </draw:frame>
        <draw:line draw:style-name="gr24" draw:text-style-name="P1" draw:layer="layout" svg:x1="13cm" svg:y1="25cm" svg:x2="13.5cm" svg:y2="25cm">
          <text:p/>
        </draw:line>
        <draw:line draw:style-name="gr25" draw:text-style-name="P1" draw:layer="layout" svg:x1="11cm" svg:y1="6cm" svg:x2="13.5cm" svg:y2="6cm">
          <text:p/>
        </draw:line>
        <draw:line draw:style-name="gr25" draw:text-style-name="P1" draw:layer="layout" svg:x1="9cm" svg:y1="7cm" svg:x2="13.5cm" svg:y2="7cm">
          <text:p/>
        </draw:line>
        <draw:line draw:style-name="gr24" draw:text-style-name="P1" draw:layer="layout" svg:x1="9cm" svg:y1="4cm" svg:x2="13.5cm" svg:y2="4cm">
          <text:p/>
        </draw:line>
        <draw:line draw:style-name="gr25" draw:text-style-name="P1" draw:layer="layout" svg:x1="11cm" svg:y1="9cm" svg:x2="13.5cm" svg:y2="9cm">
          <text:p/>
        </draw:line>
        <draw:line draw:style-name="gr26" draw:text-style-name="P1" draw:layer="layout" svg:x1="9cm" svg:y1="11cm" svg:x2="13.5cm" svg:y2="11cm">
          <text:p/>
        </draw:line>
        <draw:line draw:style-name="gr24" draw:text-style-name="P1" draw:layer="layout" svg:x1="9cm" svg:y1="12cm" svg:x2="13.5cm" svg:y2="12cm">
          <text:p/>
        </draw:line>
        <draw:line draw:style-name="gr24" draw:text-style-name="P1" draw:layer="layout" svg:x1="13cm" svg:y1="14.5cm" svg:x2="13.376cm" svg:y2="14.488cm">
          <text:p/>
        </draw:line>
        <draw:line draw:style-name="gr26" draw:text-style-name="P1" draw:layer="layout" svg:x1="11cm" svg:y1="16cm" svg:x2="13.5cm" svg:y2="16cm">
          <text:p/>
        </draw:line>
        <draw:line draw:style-name="gr26" draw:text-style-name="P1" draw:layer="layout" svg:x1="9cm" svg:y1="17cm" svg:x2="13.5cm" svg:y2="17cm">
          <text:p/>
        </draw:line>
        <draw:line draw:style-name="gr26" draw:text-style-name="P1" draw:layer="layout" svg:x1="11cm" svg:y1="19cm" svg:x2="13.5cm" svg:y2="19cm">
          <text:p/>
        </draw:line>
        <draw:line draw:style-name="gr24" draw:text-style-name="P1" draw:layer="layout" svg:x1="9cm" svg:y1="21cm" svg:x2="13.5cm" svg:y2="21cm">
          <text:p/>
        </draw:line>
        <draw:line draw:style-name="gr24" draw:text-style-name="P1" draw:layer="layout" svg:x1="13cm" svg:y1="23.5cm" svg:x2="13.5cm" svg:y2="23.5cm">
          <text:p/>
        </draw:line>
        <draw:line draw:style-name="gr25" draw:text-style-name="P1" draw:layer="layout" svg:x1="9cm" svg:y1="3cm" svg:x2="13.5cm" svg:y2="3cm">
          <text:p/>
        </draw:line>
        <draw:custom-shape draw:style-name="gr15" draw:text-style-name="P1" draw:layer="layout" svg:width="0.5cm" svg:height="1cm" svg:x="11cm" svg:y="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5" draw:text-style-name="P1" draw:layer="layout" svg:width="0.5cm" svg:height="1cm" svg:x="11cm" svg:y="1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5" draw:text-style-name="P1" draw:layer="layout" svg:width="0.5cm" svg:height="1cm" svg:x="13cm" svg:y="23.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5" draw:text-style-name="P1" draw:layer="layout" svg:width="0.5cm" svg:height="1cm" svg:x="13cm" svg:y="19.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27" draw:text-style-name="P9" draw:layer="layout" svg:width="8cm" svg:height="1.685cm" svg:x="0cm" svg:y="1cm">
          <draw:text-box>
            <text:p><text:span text:style-name="T9">Ongoing internal development.</text:span></text:p>
            <text:p><text:span text:style-name="T9">Create the features needed for a major or minor release.</text:span></text:p>
          </draw:text-box>
        </draw:frame>
      </draw:page>
      <draw:page draw:name="page3" draw:style-name="dp1" draw:master-page-name="Default">
        <draw:line draw:style-name="gr2" draw:text-style-name="P1" xml:id="id16" draw:id="id16" draw:layer="layout" svg:x1="9cm" svg:y1="1cm" svg:x2="9cm" svg:y2="28.7cm">
          <draw:glue-point draw:id="4" svg:x="0cm" svg:y="-4.277cm"/>
          <draw:glue-point draw:id="5" svg:x="0cm" svg:y="4.386cm"/>
          <draw:glue-point draw:id="6" svg:x="0cm" svg:y="1.859cm"/>
          <text:p/>
        </draw:line>
        <draw:line draw:style-name="gr28" draw:text-style-name="P1" xml:id="id17" draw:id="id17" draw:layer="layout" svg:x1="7cm" svg:y1="4cm" svg:x2="7cm" svg:y2="28.7cm">
          <draw:glue-point draw:id="4" svg:x="0cm" svg:y="3.906cm"/>
          <draw:glue-point draw:id="5" svg:x="0cm" svg:y="1.072cm"/>
          <text:p/>
        </draw:line>
        <draw:connector draw:style-name="gr29" draw:text-style-name="P1" draw:layer="layout" draw:type="line" svg:x1="9cm" svg:y1="3.003cm" svg:x2="7cm" svg:y2="4cm" draw:start-shape="id16" draw:start-glue-point="4" draw:end-shape="id17" draw:end-glue-point="0" svg:d="m9000 3003-2000 997">
          <text:p/>
        </draw:connector>
        <draw:connector draw:style-name="gr29" draw:text-style-name="P1" draw:layer="layout" draw:type="line" svg:x1="7cm" svg:y1="25.997cm" svg:x2="9cm" svg:y2="26.999cm" draw:start-shape="id17" draw:start-glue-point="4" draw:end-shape="id16" draw:end-glue-point="5" svg:d="m7000 25997 2000 1002">
          <text:p/>
        </draw:connector>
        <draw:frame draw:style-name="gr3" draw:text-style-name="P10" draw:layer="layout" svg:width="8.5cm" svg:height="1.25cm" svg:x="0cm" svg:y="0cm">
          <draw:text-box>
            <text:p><text:span text:style-name="T10">Major / Minor release:</text:span></text:p>
          </draw:text-box>
        </draw:frame>
        <draw:frame draw:style-name="gr23" draw:text-style-name="P4" draw:layer="layout" svg:width="4.5cm" svg:height="1cm" svg:x="0cm" svg:y="5cm">
          <draw:text-box>
            <text:p><text:span text:style-name="T1">Code review</text:span></text:p>
          </draw:text-box>
        </draw:frame>
        <draw:line draw:style-name="gr24" draw:text-style-name="P1" draw:layer="layout" svg:x1="0cm" svg:y1="25cm" svg:x2="0.5cm" svg:y2="25cm">
          <text:p/>
        </draw:line>
        <draw:line draw:style-name="gr24" draw:text-style-name="P1" draw:layer="layout" svg:x1="0cm" svg:y1="14.5cm" svg:x2="0.376cm" svg:y2="14.488cm">
          <text:p/>
        </draw:line>
        <draw:line draw:style-name="gr30" draw:text-style-name="P1" draw:layer="layout" svg:x1="3cm" svg:y1="5.5cm" svg:x2="7cm" svg:y2="5.5cm">
          <text:p/>
        </draw:line>
        <draw:line draw:style-name="gr24" draw:text-style-name="P1" draw:layer="layout" svg:x1="0cm" svg:y1="23.5cm" svg:x2="0.5cm" svg:y2="23.5cm">
          <text:p/>
        </draw:line>
        <draw:custom-shape draw:style-name="gr15" draw:text-style-name="P1" draw:layer="layout" svg:width="0.5cm" svg:height="1cm" svg:x="6.5cm" svg:y="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1" draw:text-style-name="P2" xml:id="id18" draw:id="id18" draw:layer="layout" svg:width="6cm" svg:height="1cm" svg:x="11cm" svg:y="1cm">
          <text:p text:style-name="P1"><text:span text:style-name="T1">All planned features ready</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1" draw:text-style-name="P2" xml:id="id20" draw:id="id20" draw:layer="layout" svg:width="6cm" svg:height="1cm" svg:x="11cm" svg:y="4cm">
          <text:p text:style-name="P1"><text:span text:style-name="T1">Create a new maint_x.y branch</text:span></text:p>
          <draw:enhanced-geometry svg:viewBox="0 0 21600 21600" draw:glue-points="10800 0 0 10800 10800 21600 21600 10800" draw:type="flowchart-process" draw:enhanced-path="M 0 0 L 21600 0 21600 21600 0 21600 0 0 Z N"/>
        </draw:custom-shape>
        <draw:custom-shape draw:style-name="gr31" draw:text-style-name="P2" xml:id="id22" draw:id="id22" draw:layer="layout" svg:width="6cm" svg:height="1cm" svg:x="11cm" svg:y="7cm">
          <text:p text:style-name="P1"><text:span text:style-name="T1">Review code. Check new</text:span></text:p>
          <text:p text:style-name="P1"><text:span text:style-name="T1">features appear to work</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xml:id="id23" draw:id="id23" draw:layer="layout" svg:width="6cm" svg:height="1cm" svg:x="11cm" svg:y="8.5cm">
          <text:p text:style-name="P1"><text:span text:style-name="T1">Fix any obvious bugs</text:span></text:p>
          <draw:enhanced-geometry svg:viewBox="0 0 21600 21600" draw:glue-points="10800 0 0 10800 10800 21600 21600 10800" draw:type="flowchart-process" draw:enhanced-path="M 0 0 L 21600 0 21600 21600 0 21600 0 0 Z N"/>
        </draw:custom-shape>
        <draw:custom-shape draw:style-name="gr31" draw:text-style-name="P2" xml:id="id25" draw:id="id25" draw:layer="layout" svg:width="6cm" svg:height="1cm" svg:x="11cm" svg:y="11.5cm">
          <text:p text:style-name="P1"><text:span text:style-name="T1">Run the full suite</text:span></text:p>
          <text:p text:style-name="P1"><text:span text:style-name="T1">of tests on all platforms</text:span></text:p>
          <draw:enhanced-geometry svg:viewBox="0 0 21600 21600" draw:glue-points="10800 0 0 10800 10800 21600 21600 10800" draw:type="flowchart-process" draw:enhanced-path="M 0 0 L 21600 0 21600 21600 0 21600 0 0 Z N"/>
        </draw:custom-shape>
        <draw:custom-shape draw:style-name="gr31" draw:text-style-name="P2" xml:id="id21" draw:id="id21" draw:layer="layout" svg:width="6cm" svg:height="1cm" svg:x="11cm" svg:y="5.5cm">
          <text:p text:style-name="P1"><text:span text:style-name="T1">Tag the branch</text:span></text:p>
          <text:p text:style-name="P1"><text:span text:style-name="T1">as x.y.0-alpha</text:span></text:p>
          <draw:enhanced-geometry svg:viewBox="0 0 21600 21600" draw:glue-points="10800 0 0 10800 10800 21600 21600 10800" draw:type="flowchart-process" draw:enhanced-path="M 0 0 L 21600 0 21600 21600 0 21600 0 0 Z N"/>
        </draw:custom-shape>
        <draw:custom-shape draw:style-name="gr31" draw:text-style-name="P2" xml:id="id24" draw:id="id24" draw:layer="layout" svg:width="6cm" svg:height="1cm" svg:x="11cm" svg:y="10cm">
          <text:p text:style-name="P1"><text:span text:style-name="T1">Tag the branch</text:span></text:p>
          <text:p text:style-name="P1"><text:span text:style-name="T1">as x.y.0-beta</text:span></text:p>
          <draw:enhanced-geometry svg:viewBox="0 0 21600 21600" draw:glue-points="10800 0 0 10800 10800 21600 21600 10800" draw:type="flowchart-process" draw:enhanced-path="M 0 0 L 21600 0 21600 21600 0 21600 0 0 Z N"/>
        </draw:custom-shape>
        <draw:custom-shape draw:style-name="gr31" draw:text-style-name="P2" xml:id="id26" draw:id="id26" draw:layer="layout" svg:width="6cm" svg:height="1cm" svg:x="11cm" svg:y="13cm">
          <text:p text:style-name="P1"><text:span text:style-name="T1">Fix any discovered bugs</text:span></text:p>
          <draw:enhanced-geometry svg:viewBox="0 0 21600 21600" draw:glue-points="10800 0 0 10800 10800 21600 21600 10800" draw:type="flowchart-process" draw:enhanced-path="M 0 0 L 21600 0 21600 21600 0 21600 0 0 Z N"/>
        </draw:custom-shape>
        <draw:custom-shape draw:style-name="gr31" draw:text-style-name="P2" xml:id="id27" draw:id="id27" draw:layer="layout" svg:width="6cm" svg:height="1cm" svg:x="11cm" svg:y="14.5cm">
          <text:p text:style-name="P1"><text:span text:style-name="T1">Tag the branch</text:span></text:p>
          <text:p text:style-name="P1"><text:span text:style-name="T1">as x.y.0-rc.n</text:span></text:p>
          <draw:enhanced-geometry svg:viewBox="0 0 21600 21600" draw:glue-points="10800 0 0 10800 10800 21600 21600 10800" draw:type="flowchart-process" draw:enhanced-path="M 0 0 L 21600 0 21600 21600 0 21600 0 0 Z N"/>
        </draw:custom-shape>
        <draw:custom-shape draw:style-name="gr31" draw:text-style-name="P2" xml:id="id28" draw:id="id28" draw:layer="layout" svg:width="6cm" svg:height="1cm" svg:x="11cm" svg:y="16cm">
          <text:p text:style-name="P1"><text:span text:style-name="T1">Distribute to early adopters</text:span></text:p>
          <text:p text:style-name="P1"><text:span text:style-name="T1">(eg upload to Wildern)</text:span></text:p>
          <draw:enhanced-geometry svg:viewBox="0 0 21600 21600" draw:glue-points="10800 0 0 10800 10800 21600 21600 10800" draw:type="flowchart-process" draw:enhanced-path="M 0 0 L 21600 0 21600 21600 0 21600 0 0 Z N"/>
        </draw:custom-shape>
        <draw:custom-shape draw:style-name="gr31" draw:text-style-name="P2" xml:id="id29" draw:id="id29" draw:layer="layout" svg:width="6cm" svg:height="1cm" svg:x="11cm" svg:y="17.5cm">
          <text:p text:style-name="P1"><text:span text:style-name="T1">Users test in</text:span></text:p>
          <text:p text:style-name="P1"><text:span text:style-name="T1">production environment</text:span></text:p>
          <draw:enhanced-geometry svg:viewBox="0 0 21600 21600" draw:glue-points="10800 0 0 10800 10800 21600 21600 10800" draw:type="flowchart-process" draw:enhanced-path="M 0 0 L 21600 0 21600 21600 0 21600 0 0 Z N"/>
        </draw:custom-shape>
        <draw:custom-shape draw:style-name="gr31" draw:text-style-name="P2" xml:id="id30" draw:id="id30" draw:layer="layout" svg:width="2cm" svg:height="2cm" svg:x="13cm" svg:y="19cm">
          <text:p text:style-name="P1"><text:span text:style-name="T1">No bugs</text:span></text:p>
          <text:p text:style-name="P1"><text:span text:style-name="T1">in a week?</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1" draw:text-style-name="P2" xml:id="id31" draw:id="id31" draw:layer="layout" svg:width="6cm" svg:height="1cm" svg:x="11cm" svg:y="21.5cm">
          <text:p text:style-name="P1"><text:span text:style-name="T1">Tag the branch</text:span></text:p>
          <text:p text:style-name="P1"><text:span text:style-name="T1">as x.y.0</text:span></text:p>
          <draw:enhanced-geometry svg:viewBox="0 0 21600 21600" draw:glue-points="10800 0 0 10800 10800 21600 21600 10800" draw:type="flowchart-process" draw:enhanced-path="M 0 0 L 21600 0 21600 21600 0 21600 0 0 Z N"/>
        </draw:custom-shape>
        <draw:custom-shape draw:style-name="gr31" draw:text-style-name="P2" xml:id="id32" draw:id="id32" draw:layer="layout" svg:width="6cm" svg:height="1cm" svg:x="11cm" svg:y="23cm">
          <text:p text:style-name="P1"><text:span text:style-name="T1">Distribute to all</text:span></text:p>
          <text:p text:style-name="P1"><text:span text:style-name="T1">(eg upload to hosted instances) </text:span></text:p>
          <draw:enhanced-geometry svg:viewBox="0 0 21600 21600" draw:glue-points="10800 0 0 10800 10800 21600 21600 10800" draw:type="flowchart-process" draw:enhanced-path="M 0 0 L 21600 0 21600 21600 0 21600 0 0 Z N"/>
        </draw:custom-shape>
        <draw:custom-shape draw:style-name="gr31" draw:text-style-name="P2" xml:id="id33" draw:id="id33" draw:layer="layout" svg:width="6cm" svg:height="1cm" svg:x="11cm" svg:y="24.5cm">
          <text:p text:style-name="P1"><text:span text:style-name="T1">Merge updates into master</text:span></text:p>
          <draw:enhanced-geometry svg:viewBox="0 0 21600 21600" draw:glue-points="10800 0 0 10800 10800 21600 21600 10800" draw:type="flowchart-process" draw:enhanced-path="M 0 0 L 21600 0 21600 21600 0 21600 0 0 Z N"/>
        </draw:custom-shape>
        <draw:custom-shape draw:style-name="gr31" draw:text-style-name="P2" xml:id="id36" draw:id="id36" draw:layer="layout" svg:width="6cm" svg:height="1cm" svg:x="11cm" svg:y="28cm">
          <text:p text:style-name="P1"><text:span text:style-name="T1">All features deploy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2" draw:text-style-name="P1" draw:layer="layout" svg:x1="14cm" svg:y1="2cm" svg:x2="14cm" svg:y2="2.5cm" draw:start-shape="id18" draw:start-glue-point="6" draw:end-shape="id19" draw:end-glue-point="4" svg:d="m14000 2000v500">
          <text:p/>
        </draw:connector>
        <draw:connector draw:style-name="gr32" draw:text-style-name="P1" draw:layer="layout" svg:x1="14cm" svg:y1="5cm" svg:x2="14cm" svg:y2="5.5cm" draw:start-shape="id20" draw:start-glue-point="6" draw:end-shape="id21" draw:end-glue-point="4" svg:d="m14000 5000v500">
          <text:p/>
        </draw:connector>
        <draw:connector draw:style-name="gr32" draw:text-style-name="P1" draw:layer="layout" svg:x1="14cm" svg:y1="6.5cm" svg:x2="14cm" svg:y2="7cm" draw:start-shape="id21" draw:start-glue-point="6" draw:end-shape="id22" draw:end-glue-point="4" svg:d="m14000 6500v500">
          <text:p/>
        </draw:connector>
        <draw:connector draw:style-name="gr32" draw:text-style-name="P1" draw:layer="layout" svg:x1="14cm" svg:y1="8cm" svg:x2="14cm" svg:y2="8.5cm" draw:start-shape="id22" draw:start-glue-point="6" draw:end-shape="id23" draw:end-glue-point="4" svg:d="m14000 8000v500">
          <text:p/>
        </draw:connector>
        <draw:connector draw:style-name="gr32" draw:text-style-name="P1" draw:layer="layout" svg:x1="14cm" svg:y1="9.5cm" svg:x2="14cm" svg:y2="10cm" draw:start-shape="id23" draw:start-glue-point="6" draw:end-shape="id24" draw:end-glue-point="4" svg:d="m14000 9500v500">
          <text:p/>
        </draw:connector>
        <draw:connector draw:style-name="gr32" draw:text-style-name="P1" draw:layer="layout" svg:x1="14cm" svg:y1="11cm" svg:x2="14cm" svg:y2="11.5cm" draw:start-shape="id24" draw:start-glue-point="6" draw:end-shape="id25" draw:end-glue-point="4" svg:d="m14000 11000v500">
          <text:p/>
        </draw:connector>
        <draw:connector draw:style-name="gr33" draw:text-style-name="P3" draw:layer="layout" svg:x1="14cm" svg:y1="12.5cm" svg:x2="14cm" svg:y2="13cm" draw:start-shape="id25" draw:start-glue-point="6" draw:end-shape="id26" draw:end-glue-point="4" svg:d="m14000 12500v500">
          <text:p text:style-name="P3"><text:span text:style-name="T1"><text:tab/></text:span><text:span text:style-name="T1"><text:tab/></text:span><text:span text:style-name="T1">n = 1</text:span></text:p>
        </draw:connector>
        <draw:connector draw:style-name="gr32" draw:text-style-name="P11" draw:layer="layout" svg:x1="14cm" svg:y1="14cm" svg:x2="14cm" svg:y2="14.5cm" draw:start-shape="id26" draw:start-glue-point="6" draw:end-shape="id27" draw:end-glue-point="4" svg:d="m14000 14000v500">
          <text:p/>
        </draw:connector>
        <draw:connector draw:style-name="gr32" draw:text-style-name="P1" draw:layer="layout" svg:x1="14cm" svg:y1="15.5cm" svg:x2="14cm" svg:y2="16cm" draw:start-shape="id27" draw:start-glue-point="6" draw:end-shape="id28" draw:end-glue-point="4" svg:d="m14000 15500v500">
          <text:p/>
        </draw:connector>
        <draw:connector draw:style-name="gr32" draw:text-style-name="P1" draw:layer="layout" svg:x1="14cm" svg:y1="17cm" svg:x2="14cm" svg:y2="17.5cm" draw:start-shape="id28" draw:start-glue-point="6" draw:end-shape="id29" draw:end-glue-point="4" svg:d="m14000 17000v500">
          <text:p/>
        </draw:connector>
        <draw:connector draw:style-name="gr32" draw:text-style-name="P1" draw:layer="layout" svg:x1="14cm" svg:y1="18.5cm" svg:x2="14cm" svg:y2="19cm" draw:start-shape="id29" draw:start-glue-point="6" draw:end-shape="id30" draw:end-glue-point="4" svg:d="m14000 18500v500">
          <text:p/>
        </draw:connector>
        <draw:connector draw:style-name="gr32" draw:text-style-name="P1" draw:layer="layout" svg:x1="14cm" svg:y1="21cm" svg:x2="14cm" svg:y2="21.5cm" draw:start-shape="id30" draw:start-glue-point="6" draw:end-shape="id31" draw:end-glue-point="4" svg:d="m14000 21000v500">
          <text:p/>
        </draw:connector>
        <draw:connector draw:style-name="gr32" draw:text-style-name="P1" draw:layer="layout" svg:x1="14cm" svg:y1="22.5cm" svg:x2="14cm" svg:y2="23cm" draw:start-shape="id31" draw:start-glue-point="6" draw:end-shape="id32" draw:end-glue-point="4" svg:d="m14000 22500v500">
          <text:p/>
        </draw:connector>
        <draw:connector draw:style-name="gr32" draw:text-style-name="P1" draw:layer="layout" svg:x1="14cm" svg:y1="24cm" svg:x2="14cm" svg:y2="24.5cm" draw:start-shape="id32" draw:start-glue-point="6" draw:end-shape="id33" draw:end-glue-point="4" svg:d="m14000 24000v500">
          <text:p/>
        </draw:connector>
        <draw:connector draw:style-name="gr32" draw:text-style-name="P1" draw:layer="layout" svg:x1="14cm" svg:y1="25.5cm" svg:x2="14cm" svg:y2="26cm" draw:start-shape="id33" draw:start-glue-point="6" draw:end-shape="id34" draw:end-glue-point="4" svg:d="m14000 25500v500">
          <text:p/>
        </draw:connector>
        <draw:connector draw:style-name="gr33" draw:text-style-name="P2" draw:layer="layout" svg:x1="15cm" svg:y1="20cm" svg:x2="17cm" svg:y2="13.5cm" draw:start-shape="id30" draw:start-glue-point="7" draw:end-shape="id26" draw:end-glue-point="7" svg:d="m15000 20000h2502v-6500h-502">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n = n + 1</text:span></text:p>
        </draw:connector>
        <draw:custom-shape draw:style-name="gr31" draw:text-style-name="P2" xml:id="id19" draw:id="id19" draw:layer="layout" svg:width="6cm" svg:height="1cm" svg:x="11cm" svg:y="2.5cm">
          <text:p text:style-name="P1"><text:span text:style-name="T1">Ensure all features are marked</text:span></text:p>
          <text:p text:style-name="P1"><text:span text:style-name="T1">as “resolved” in Jira</text:span></text:p>
          <draw:enhanced-geometry svg:viewBox="0 0 21600 21600" draw:glue-points="10800 0 0 10800 10800 21600 21600 10800" draw:type="flowchart-process" draw:enhanced-path="M 0 0 L 21600 0 21600 21600 0 21600 0 0 Z N"/>
        </draw:custom-shape>
        <draw:custom-shape draw:style-name="gr31" draw:text-style-name="P2" draw:layer="layout" svg:width="6cm" svg:height="1cm" svg:x="11cm" svg:y="4cm">
          <text:p text:style-name="P1"><text:span text:style-name="T1">Create a new maint_x.y branch</text:span></text:p>
          <draw:enhanced-geometry svg:viewBox="0 0 21600 21600" draw:glue-points="10800 0 0 10800 10800 21600 21600 10800" draw:type="flowchart-process" draw:enhanced-path="M 0 0 L 21600 0 21600 21600 0 21600 0 0 Z N"/>
        </draw:custom-shape>
        <draw:custom-shape draw:style-name="gr31" draw:text-style-name="P2" xml:id="id35" draw:id="id35" draw:layer="layout" svg:width="6cm" svg:height="1cm" svg:x="11cm" svg:y="4cm">
          <text:p text:style-name="P1"><text:span text:style-name="T1">Create a new maint_x.y branch</text:span></text:p>
          <draw:enhanced-geometry svg:viewBox="0 0 21600 21600" draw:glue-points="10800 0 0 10800 10800 21600 21600 10800" draw:type="flowchart-process" draw:enhanced-path="M 0 0 L 21600 0 21600 21600 0 21600 0 0 Z N"/>
        </draw:custom-shape>
        <draw:connector draw:style-name="gr32" draw:text-style-name="P1" draw:layer="layout" svg:x1="14cm" svg:y1="3.5cm" svg:x2="14cm" svg:y2="4cm" draw:start-shape="id19" draw:start-glue-point="6" draw:end-shape="id35" draw:end-glue-point="4" svg:d="m14000 3500v500">
          <text:p/>
        </draw:connector>
        <draw:custom-shape draw:style-name="gr31" draw:text-style-name="P2" xml:id="id34" draw:id="id34" draw:layer="layout" svg:width="6cm" svg:height="1cm" svg:x="11cm" svg:y="26cm">
          <text:p text:style-name="P1"><text:span text:style-name="T1">Mark all issues</text:span></text:p>
          <text:p text:style-name="P1"><text:span text:style-name="T1">as “closed” in Jira</text:span></text:p>
          <draw:enhanced-geometry svg:viewBox="0 0 21600 21600" draw:glue-points="10800 0 0 10800 10800 21600 21600 10800" draw:type="flowchart-process" draw:enhanced-path="M 0 0 L 21600 0 21600 21600 0 21600 0 0 Z N"/>
        </draw:custom-shape>
        <draw:connector draw:style-name="gr32" draw:text-style-name="P1" draw:layer="layout" svg:x1="14cm" svg:y1="27cm" svg:x2="14cm" svg:y2="28cm" draw:start-shape="id34" draw:start-glue-point="6" draw:end-shape="id36" draw:end-glue-point="4" svg:d="m14000 27000v1000">
          <text:p/>
        </draw:connector>
        <draw:custom-shape draw:style-name="gr9" draw:text-style-name="P2" draw:layer="layout" svg:width="0.5cm" svg:height="0.5cm" svg:x="6.5cm" svg:y="4cm">
          <text:p text:style-name="P1"><text:span text:style-name="T1">1.7.0-alpha</text:span><text:span text:style-name="T1"><text:tab/></text:span></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9" draw:text-style-name="P2" draw:layer="layout" svg:width="0.5cm" svg:height="0.5cm" svg:x="6.5cm" svg:y="9.5cm">
          <text:p text:style-name="P1"><text:span text:style-name="T1">1.7.0-beta</text:span><text:span text:style-name="T1"><text:tab/></text:span></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5" draw:text-style-name="P1" draw:layer="layout" svg:width="0.5cm" svg:height="1cm" svg:x="6.5cm" svg:y="11.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9" draw:text-style-name="P2" draw:layer="layout" svg:width="0.5cm" svg:height="0.5cm" svg:x="6.5cm" svg:y="14.5cm">
          <text:p text:style-name="P1"><text:span text:style-name="T1">1.7.0-rc.1</text:span><text:span text:style-name="T1"><text:tab/></text:span></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9" draw:text-style-name="P2" draw:layer="layout" svg:width="0.5cm" svg:height="0.5cm" svg:x="6.5cm" svg:y="16.5cm">
          <text:p text:style-name="P1"><text:span text:style-name="T1">1.7.0-rc.2</text:span><text:span text:style-name="T1"><text:tab/></text:span></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9" draw:text-style-name="P2" draw:layer="layout" svg:width="0.5cm" svg:height="0.5cm" svg:x="6.5cm" svg:y="19cm">
          <text:p text:style-name="P1"><text:span text:style-name="T1">1.7.0-rc.3</text:span><text:span text:style-name="T1"><text:tab/></text:span></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9" draw:text-style-name="P2" draw:layer="layout" svg:width="0.5cm" svg:height="0.5cm" svg:x="6.5cm" svg:y="25.5cm">
          <text:p text:style-name="P1"><text:span text:style-name="T1">1.7.0</text:span><text:span text:style-name="T1"><text:tab/></text:span><text:span text:style-name="T1"><text:tab/></text:span></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5" draw:text-style-name="P1" draw:layer="layout" svg:width="0.5cm" svg:height="1cm" svg:x="7cm" svg:y="15cm">
          <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5" draw:text-style-name="P1" draw:layer="layout" svg:width="0.5cm" svg:height="1cm" svg:x="7cm" svg:y="1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5" draw:text-style-name="P1" draw:layer="layout" svg:width="0.5cm" svg:height="1cm" svg:x="7cm" svg:y="19.5cm">
          <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onnector draw:style-name="gr34" draw:text-style-name="P1" draw:layer="layout" draw:type="line" svg:x1="7cm" svg:y1="18.997cm" svg:x2="9cm" svg:y2="19.999cm" draw:start-shape="id17" draw:start-glue-point="5" draw:end-shape="id16" draw:end-glue-point="6" svg:d="m7000 18997 2000 1002">
          <text:p/>
        </draw:connector>
        <draw:frame draw:style-name="gr23" draw:text-style-name="P4" draw:layer="layout" svg:width="4.5cm" svg:height="1.199cm" svg:x="0cm" svg:y="7cm">
          <draw:text-box>
            <text:p><text:span text:style-name="T1">Fixing (eg feature compatibility issues)</text:span></text:p>
          </draw:text-box>
        </draw:frame>
        <draw:line draw:style-name="gr30" draw:text-style-name="P1" draw:layer="layout" svg:x1="4cm" svg:y1="7.5cm" svg:x2="7cm" svg:y2="7.5cm">
          <text:p/>
        </draw:line>
        <draw:frame draw:style-name="gr23" draw:text-style-name="P4" draw:layer="layout" svg:width="4.5cm" svg:height="1.199cm" svg:x="0cm" svg:y="12.801cm">
          <draw:text-box>
            <text:p><text:span text:style-name="T1">Fixing bugs from test suite</text:span></text:p>
          </draw:text-box>
        </draw:frame>
        <draw:line draw:style-name="gr30" draw:text-style-name="P1" draw:layer="layout" svg:x1="4cm" svg:y1="13.301cm" svg:x2="7cm" svg:y2="13.301cm">
          <text:p/>
        </draw:line>
        <draw:frame draw:style-name="gr23" draw:text-style-name="P4" draw:layer="layout" svg:width="4.5cm" svg:height="1.199cm" svg:x="0cm" svg:y="16.301cm">
          <draw:text-box>
            <text:p><text:span text:style-name="T1">Fixing bugs found by early adopters</text:span></text:p>
          </draw:text-box>
        </draw:frame>
        <draw:line draw:style-name="gr30" draw:text-style-name="P1" draw:layer="layout" svg:x1="4cm" svg:y1="16.301cm" svg:x2="7cm" svg:y2="16.301cm">
          <text:p/>
        </draw:line>
        <draw:frame draw:style-name="gr23" draw:text-style-name="P4" draw:layer="layout" svg:width="4.5cm" svg:height="1.199cm" svg:x="0cm" svg:y="14.936cm">
          <draw:text-box>
            <text:p><text:span text:style-name="T1">Early adopters check it out</text:span></text:p>
          </draw:text-box>
        </draw:frame>
        <draw:line draw:style-name="gr30" draw:text-style-name="P1" draw:layer="layout" svg:x1="4cm" svg:y1="15.5cm" svg:x2="7cm" svg:y2="15.5cm">
          <text:p/>
        </draw:line>
        <draw:frame draw:style-name="gr23" draw:text-style-name="P4" draw:layer="layout" svg:width="4.5cm" svg:height="1.673cm" svg:x="0cm" svg:y="19cm">
          <draw:text-box>
            <text:p><text:span text:style-name="T1">Optionally merge improved code into master</text:span></text:p>
          </draw:text-box>
        </draw:frame>
        <draw:line draw:style-name="gr30" draw:text-style-name="P1" draw:layer="layout" svg:x1="4cm" svg:y1="19.5cm" svg:x2="8cm" svg:y2="19.5cm">
          <text:p/>
        </draw:line>
        <draw:frame draw:style-name="gr23" draw:text-style-name="P4" draw:layer="layout" svg:width="4.5cm" svg:height="1.199cm" svg:x="0cm" svg:y="26cm">
          <draw:text-box>
            <text:p><text:span text:style-name="T1">Merge improved code into master</text:span></text:p>
          </draw:text-box>
        </draw:frame>
        <draw:line draw:style-name="gr30" draw:text-style-name="P1" draw:layer="layout" svg:x1="4cm" svg:y1="26.5cm" svg:x2="8cm" svg:y2="26.5cm">
          <text:p/>
        </draw:line>
        <draw:frame draw:style-name="gr23" draw:text-style-name="P4" draw:layer="layout" svg:width="4.5cm" svg:height="1cm" svg:x="0cm" svg:y="22cm">
          <draw:text-box>
            <text:p><text:span text:style-name="T1">A bug free week :-)</text:span></text:p>
          </draw:text-box>
        </draw:frame>
        <draw:line draw:style-name="gr30" draw:text-style-name="P1" draw:layer="layout" svg:x1="4cm" svg:y1="22.5cm" svg:x2="7cm" svg:y2="22.5cm">
          <text:p/>
        </draw:line>
        <draw:frame draw:style-name="gr4" draw:text-style-name="P9" draw:layer="layout" svg:width="8cm" svg:height="2cm" svg:x="0cm" svg:y="1cm">
          <draw:text-box>
            <text:p><text:span text:style-name="T9">A planned feature release.</text:span></text:p>
            <text:p><text:span text:style-name="T9">Prepare a maint branch based on the current state of master.</text:span></text:p>
          </draw:text-box>
        </draw:frame>
        <draw:frame draw:style-name="gr23" draw:text-style-name="P4" draw:layer="layout" svg:width="4.5cm" svg:height="1cm" svg:x="0cm" svg:y="3cm">
          <draw:text-box>
            <text:p><text:span text:style-name="T1">maint_1.7 created</text:span></text:p>
          </draw:text-box>
        </draw:frame>
        <draw:line draw:style-name="gr30" draw:text-style-name="P1" draw:layer="layout" svg:x1="3cm" svg:y1="3.5cm" svg:x2="8cm" svg:y2="3.5cm">
          <text:p/>
        </draw:line>
      </draw:page>
      <draw:page draw:name="page4" draw:style-name="dp1" draw:master-page-name="Default">
        <draw:line draw:style-name="gr2" draw:text-style-name="P1" xml:id="id38" draw:id="id38" draw:layer="layout" svg:x1="9cm" svg:y1="1cm" svg:x2="9cm" svg:y2="28.7cm">
          <draw:glue-point draw:id="4" svg:x="0cm" svg:y="-4.277cm"/>
          <draw:glue-point draw:id="5" svg:x="0cm" svg:y="3.303cm"/>
          <draw:glue-point draw:id="6" svg:x="0cm" svg:y="1.137cm"/>
          <draw:glue-point draw:id="7" svg:x="0cm" svg:y="4.747cm"/>
          <text:p/>
        </draw:line>
        <draw:line draw:style-name="gr28" draw:text-style-name="P1" xml:id="id37" draw:id="id37" draw:layer="layout" svg:x1="7cm" svg:y1="1cm" svg:x2="7cm" svg:y2="28.7cm">
          <draw:glue-point draw:id="4" svg:x="0cm" svg:y="-4.277cm"/>
          <draw:glue-point draw:id="5" svg:x="0cm" svg:y="-3.555cm"/>
          <draw:glue-point draw:id="6" svg:x="0cm" svg:y="-1.028cm"/>
          <draw:glue-point draw:id="7" svg:x="0cm" svg:y="-0.667cm"/>
          <draw:glue-point draw:id="8" svg:x="0cm" svg:y="2.581cm"/>
          <draw:glue-point draw:id="9" svg:x="0cm" svg:y="0.415cm"/>
          <draw:glue-point draw:id="10" svg:x="0cm" svg:y="0.776cm"/>
          <draw:glue-point draw:id="11" svg:x="0cm" svg:y="2.942cm"/>
          <draw:glue-point draw:id="12" svg:x="0cm" svg:y="4.386cm"/>
          <text:p/>
        </draw:line>
        <draw:connector draw:style-name="gr29" draw:text-style-name="P1" draw:layer="layout" draw:type="line" svg:x1="7cm" svg:y1="26.999cm" svg:x2="9cm" svg:y2="27.999cm" draw:start-shape="id37" draw:start-glue-point="12" draw:end-shape="id38" draw:end-glue-point="7" svg:d="m7000 26999 2000 1000">
          <text:p/>
        </draw:connector>
        <draw:frame draw:style-name="gr3" draw:text-style-name="P10" draw:layer="layout" svg:width="8.5cm" svg:height="1.25cm" svg:x="0cm" svg:y="0cm">
          <draw:text-box>
            <text:p><text:span text:style-name="T10">Patch release:</text:span></text:p>
          </draw:text-box>
        </draw:frame>
        <draw:frame draw:style-name="gr23" draw:text-style-name="P4" draw:layer="layout" svg:width="4.5cm" svg:height="1.199cm" svg:x="0cm" svg:y="2.5cm">
          <draw:text-box>
            <text:p><text:span text:style-name="T1">Create hotfix branch</text:span></text:p>
            <text:p><text:span text:style-name="T1">hot_201_msg_date</text:span></text:p>
          </draw:text-box>
        </draw:frame>
        <draw:line draw:style-name="gr24" draw:text-style-name="P1" draw:layer="layout" svg:x1="0cm" svg:y1="27cm" svg:x2="0.5cm" svg:y2="27cm">
          <text:p/>
        </draw:line>
        <draw:line draw:style-name="gr24" draw:text-style-name="P1" draw:layer="layout" svg:x1="0cm" svg:y1="16.5cm" svg:x2="0.376cm" svg:y2="16.488cm">
          <text:p/>
        </draw:line>
        <draw:line draw:style-name="gr35" draw:text-style-name="P1" draw:layer="layout" svg:x1="4cm" svg:y1="3cm" svg:x2="7cm" svg:y2="3cm">
          <text:p/>
        </draw:line>
        <draw:line draw:style-name="gr24" draw:text-style-name="P1" draw:layer="layout" svg:x1="0cm" svg:y1="25.5cm" svg:x2="0.5cm" svg:y2="25.5cm">
          <text:p/>
        </draw:line>
        <draw:custom-shape draw:style-name="gr15" draw:text-style-name="P1" draw:layer="layout" svg:width="0.5cm" svg:height="1cm" svg:x="2.5cm" svg:y="9cm">
          <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1" draw:text-style-name="P2" xml:id="id39" draw:id="id39" draw:layer="layout" svg:width="6cm" svg:height="1cm" svg:x="11cm" svg:y="1cm">
          <text:p text:style-name="P1"><text:span text:style-name="T1">Bug found in released version</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1" draw:text-style-name="P2" xml:id="id41" draw:id="id41" draw:layer="layout" svg:width="6cm" svg:height="1cm" svg:x="11cm" svg:y="4cm">
          <text:p text:style-name="P1"><text:span text:style-name="T1">Create a new maint_x.y branch</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xml:id="id43" draw:id="id43" draw:layer="layout" svg:width="6cm" svg:height="2.5cm" svg:x="11cm" svg:y="7cm">
          <text:p text:style-name="P1"><text:span text:style-name="T1">Develop fixes.</text:span></text:p>
          <text:p text:style-name="P1"><text:span text:style-name="T1">Test / merge process the same</text:span></text:p>
          <text:p text:style-name="P1"><text:span text:style-name="T1">as for feature dev, but merging</text:span></text:p>
          <text:p text:style-name="P1"><text:span text:style-name="T1"><text:s/></text:span><text:span text:style-name="T1">to and from the maint branch</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xml:id="id44" draw:id="id44" draw:layer="layout" svg:width="6cm" svg:height="1cm" svg:x="11cm" svg:y="11.5cm">
          <text:p text:style-name="P1"><text:span text:style-name="T1">Run the full suite</text:span></text:p>
          <text:p text:style-name="P1"><text:span text:style-name="T1">of tests on all platform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xml:id="id42" draw:id="id42" draw:layer="layout" svg:width="6cm" svg:height="1cm" svg:x="11cm" svg:y="5.5cm">
          <text:p text:style-name="P1"><text:span text:style-name="T1">Create branch per ticket</text:span></text:p>
          <text:p text:style-name="P1"><text:span text:style-name="T1">in which to work</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xml:id="id45" draw:id="id45" draw:layer="layout" svg:width="6cm" svg:height="1cm" svg:x="11cm" svg:y="13cm">
          <text:p text:style-name="P1"><text:span text:style-name="T1">Fix any discovered bugs in the</text:span></text:p>
          <text:p text:style-name="P1"><text:span text:style-name="T1">hotfix branch, then merge i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xml:id="id46" draw:id="id46" draw:layer="layout" svg:width="6cm" svg:height="1cm" svg:x="11cm" svg:y="14.5cm">
          <text:p text:style-name="P1"><text:span text:style-name="T1">Tag the maint branch</text:span></text:p>
          <text:p text:style-name="P1"><text:span text:style-name="T1">as x.y.[z+1]-rc.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xml:id="id47" draw:id="id47" draw:layer="layout" svg:width="6cm" svg:height="1cm" svg:x="11cm" svg:y="16cm">
          <text:p text:style-name="P1"><text:span text:style-name="T1">Distribute to early adopters</text:span></text:p>
          <text:p text:style-name="P1"><text:span text:style-name="T1">(eg upload to Wilder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xml:id="id48" draw:id="id48" draw:layer="layout" svg:width="6cm" svg:height="1cm" svg:x="11cm" svg:y="17.5cm">
          <text:p text:style-name="P1"><text:span text:style-name="T1">Users test in</text:span></text:p>
          <text:p text:style-name="P1"><text:span text:style-name="T1">production environm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xml:id="id49" draw:id="id49" draw:layer="layout" svg:width="2cm" svg:height="2cm" svg:x="13cm" svg:y="19cm">
          <text:p text:style-name="P1"><text:span text:style-name="T1">No bugs</text:span></text:p>
          <text:p text:style-name="P1"><text:span text:style-name="T1">in a week?</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1" draw:text-style-name="P2" xml:id="id50" draw:id="id50" draw:layer="layout" svg:width="6cm" svg:height="1cm" svg:x="11cm" svg:y="21.5cm">
          <text:p text:style-name="P1"><text:span text:style-name="T1">Tag the branch</text:span></text:p>
          <text:p text:style-name="P1"><text:span text:style-name="T1">as x.y.[z+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xml:id="id51" draw:id="id51" draw:layer="layout" svg:width="6cm" svg:height="1cm" svg:x="11cm" svg:y="23cm">
          <text:p text:style-name="P1"><text:span text:style-name="T1">Distribute to all</text:span></text:p>
          <text:p text:style-name="P1"><text:span text:style-name="T1">(eg upload to hosted instances)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xml:id="id52" draw:id="id52" draw:layer="layout" svg:width="6cm" svg:height="1cm" svg:x="11cm" svg:y="24.5cm">
          <text:p text:style-name="P1"><text:span text:style-name="T1">Merge updates into mast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xml:id="id56" draw:id="id56" draw:layer="layout" svg:width="6cm" svg:height="1cm" svg:x="11cm" svg:y="28cm">
          <text:p text:style-name="P1"><text:span text:style-name="T1">All features deployed</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32" draw:text-style-name="P1" draw:layer="layout" svg:x1="14cm" svg:y1="2cm" svg:x2="14cm" svg:y2="2.5cm" draw:start-shape="id39" draw:start-glue-point="6" draw:end-shape="id40" draw:end-glue-point="4" svg:d="m14000 2000v500">
          <text:p/>
        </draw:connector>
        <draw:connector draw:style-name="gr32" draw:text-style-name="P1" draw:layer="layout" svg:x1="14cm" svg:y1="5cm" svg:x2="14cm" svg:y2="5.5cm" draw:start-shape="id41" draw:start-glue-point="6" draw:end-shape="id42" draw:end-glue-point="4" svg:d="m14000 5000v500">
          <text:p/>
        </draw:connector>
        <draw:connector draw:style-name="gr33" draw:text-style-name="P3" draw:layer="layout" svg:x1="14cm" svg:y1="6.5cm" svg:x2="14cm" svg:y2="7cm" draw:start-shape="id42" draw:start-glue-point="6" draw:end-shape="id43" draw:end-glue-point="4" svg:d="m14000 6500v500">
          <text:p text:style-name="P3"><text:span text:style-name="T1"><text:tab/></text:span><text:span text:style-name="T1"><text:tab/></text:span><text:span text:style-name="T1">n = 1</text:span></text:p>
        </draw:connector>
        <draw:connector draw:style-name="gr32" draw:text-style-name="P1" draw:layer="layout" svg:x1="14cm" svg:y1="9.5cm" svg:x2="14cm" svg:y2="11.5cm" draw:start-shape="id43" draw:start-glue-point="6" draw:end-shape="id44" draw:end-glue-point="4" svg:d="m14000 9500v2000">
          <text:p/>
        </draw:connector>
        <draw:connector draw:style-name="gr32" draw:text-style-name="P3" draw:layer="layout" svg:x1="14cm" svg:y1="12.5cm" svg:x2="14cm" svg:y2="13cm" draw:start-shape="id44" draw:start-glue-point="6" draw:end-shape="id45" draw:end-glue-point="4" svg:d="m14000 12500v500">
          <text:p/>
        </draw:connector>
        <draw:connector draw:style-name="gr32" draw:text-style-name="P11" draw:layer="layout" svg:x1="14cm" svg:y1="14cm" svg:x2="14cm" svg:y2="14.5cm" draw:start-shape="id45" draw:start-glue-point="6" draw:end-shape="id46" draw:end-glue-point="4" svg:d="m14000 14000v500">
          <text:p/>
        </draw:connector>
        <draw:connector draw:style-name="gr32" draw:text-style-name="P1" draw:layer="layout" svg:x1="14cm" svg:y1="15.5cm" svg:x2="14cm" svg:y2="16cm" draw:start-shape="id46" draw:start-glue-point="6" draw:end-shape="id47" draw:end-glue-point="4" svg:d="m14000 15500v500">
          <text:p/>
        </draw:connector>
        <draw:connector draw:style-name="gr32" draw:text-style-name="P1" draw:layer="layout" svg:x1="14cm" svg:y1="17cm" svg:x2="14cm" svg:y2="17.5cm" draw:start-shape="id47" draw:start-glue-point="6" draw:end-shape="id48" draw:end-glue-point="4" svg:d="m14000 17000v500">
          <text:p/>
        </draw:connector>
        <draw:connector draw:style-name="gr32" draw:text-style-name="P1" draw:layer="layout" svg:x1="14cm" svg:y1="18.5cm" svg:x2="14cm" svg:y2="19cm" draw:start-shape="id48" draw:start-glue-point="6" draw:end-shape="id49" draw:end-glue-point="4" svg:d="m14000 18500v500">
          <text:p/>
        </draw:connector>
        <draw:connector draw:style-name="gr32" draw:text-style-name="P1" draw:layer="layout" svg:x1="14cm" svg:y1="21cm" svg:x2="14cm" svg:y2="21.5cm" draw:start-shape="id49" draw:start-glue-point="6" draw:end-shape="id50" draw:end-glue-point="4" svg:d="m14000 21000v500">
          <text:p/>
        </draw:connector>
        <draw:connector draw:style-name="gr32" draw:text-style-name="P1" draw:layer="layout" svg:x1="14cm" svg:y1="22.5cm" svg:x2="14cm" svg:y2="23cm" draw:start-shape="id50" draw:start-glue-point="6" draw:end-shape="id51" draw:end-glue-point="4" svg:d="m14000 22500v500">
          <text:p/>
        </draw:connector>
        <draw:connector draw:style-name="gr32" draw:text-style-name="P1" draw:layer="layout" svg:x1="14cm" svg:y1="24cm" svg:x2="14cm" svg:y2="24.5cm" draw:start-shape="id51" draw:start-glue-point="6" draw:end-shape="id52" draw:end-glue-point="4" svg:d="m14000 24000v500">
          <text:p/>
        </draw:connector>
        <draw:connector draw:style-name="gr32" draw:text-style-name="P1" draw:layer="layout" svg:x1="14cm" svg:y1="25.5cm" svg:x2="14cm" svg:y2="26cm" draw:start-shape="id52" draw:start-glue-point="6" draw:end-shape="id53" draw:end-glue-point="4" svg:d="m14000 25500v500">
          <text:p/>
        </draw:connector>
        <draw:connector draw:style-name="gr33" draw:text-style-name="P2" draw:layer="layout" svg:x1="15cm" svg:y1="20cm" svg:x2="18cm" svg:y2="11cm" draw:start-shape="id49" draw:start-glue-point="7" draw:end-shape="id54" draw:end-glue-point="6" svg:d="m15000 20000h3000v-9000">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n = n + 1</text:span></text:p>
        </draw:connector>
        <draw:custom-shape draw:style-name="gr31" draw:text-style-name="P2" xml:id="id40" draw:id="id40" draw:layer="layout" svg:width="6cm" svg:height="1cm" svg:x="11cm" svg:y="2.5cm">
          <text:p text:style-name="P1"><text:span text:style-name="T1">Analyse problem and locate</text:span></text:p>
          <text:p text:style-name="P1"><text:span text:style-name="T1">code section(s) at faul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draw:layer="layout" svg:width="6cm" svg:height="1cm" svg:x="11cm" svg:y="4cm">
          <text:p text:style-name="P1"><text:span text:style-name="T1">Create a new maint_x.y branch</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xml:id="id55" draw:id="id55" draw:layer="layout" svg:width="6cm" svg:height="1cm" svg:x="11cm" svg:y="4cm">
          <text:p text:style-name="P1"><text:span text:style-name="T1">Find existing / create new</text:span></text:p>
          <text:p text:style-name="P1"><text:span text:style-name="T1">Jira ticket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2" draw:text-style-name="P1" draw:layer="layout" svg:x1="14cm" svg:y1="3.5cm" svg:x2="14cm" svg:y2="4cm" draw:start-shape="id40" draw:start-glue-point="6" draw:end-shape="id55" draw:end-glue-point="4" svg:d="m14000 3500v500">
          <text:p/>
        </draw:connector>
        <draw:custom-shape draw:style-name="gr31" draw:text-style-name="P2" xml:id="id53" draw:id="id53" draw:layer="layout" svg:width="6cm" svg:height="1cm" svg:x="11cm" svg:y="26cm">
          <text:p text:style-name="P1"><text:span text:style-name="T1">Mark all issues</text:span></text:p>
          <text:p text:style-name="P1"><text:span text:style-name="T1">as “closed” in Jira</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2" draw:text-style-name="P1" draw:layer="layout" svg:x1="14cm" svg:y1="27cm" svg:x2="14cm" svg:y2="28cm" draw:start-shape="id53" draw:start-glue-point="6" draw:end-shape="id56" draw:end-glue-point="4" svg:d="m14000 27000v1000">
          <text:p/>
        </draw:connector>
        <draw:custom-shape draw:style-name="gr9" draw:text-style-name="P2" draw:layer="layout" svg:width="0.5cm" svg:height="0.5cm" svg:x="6.5cm" svg:y="22.5cm">
          <text:p text:style-name="P1"><text:span text:style-name="T1">1.7.1-rc.2</text:span><text:span text:style-name="T1"><text:tab/></text:span></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onnector draw:style-name="gr34" draw:text-style-name="P1" draw:layer="layout" draw:type="line" svg:x1="7cm" svg:y1="16.999cm" svg:x2="9cm" svg:y2="17.999cm" draw:start-shape="id37" draw:start-glue-point="10" draw:end-shape="id38" draw:end-glue-point="6" svg:d="m7000 16999 2000 1000">
          <text:p/>
        </draw:connector>
        <draw:frame draw:style-name="gr23" draw:text-style-name="P4" draw:layer="layout" svg:width="2.5cm" svg:height="1.673cm" svg:x="0cm" svg:y="7.5cm">
          <draw:text-box>
            <text:p><text:span text:style-name="T1">Develop and test fix</text:span></text:p>
          </draw:text-box>
        </draw:frame>
        <draw:line draw:style-name="gr36" draw:text-style-name="P1" xml:id="id57" draw:id="id57" draw:layer="layout" svg:x1="5cm" svg:y1="4cm" svg:x2="5cm" svg:y2="15cm">
          <draw:glue-point draw:id="4" svg:x="0cm" svg:y="4.09cm"/>
          <text:p/>
        </draw:line>
        <draw:connector draw:style-name="gr37" draw:text-style-name="P1" draw:layer="layout" draw:type="line" svg:x1="7cm" svg:y1="3.003cm" svg:x2="5cm" svg:y2="4cm" draw:start-shape="id37" draw:start-glue-point="4" draw:end-shape="id57" draw:end-glue-point="0" svg:d="m7000 3003-2000 997">
          <text:p/>
        </draw:connector>
        <draw:connector draw:style-name="gr37" draw:text-style-name="P1" draw:layer="layout" draw:type="line" svg:x1="5cm" svg:y1="15cm" svg:x2="7cm" svg:y2="15.999cm" draw:start-shape="id58" draw:start-glue-point="0" draw:end-shape="id37" draw:end-glue-point="9" svg:d="m5000 15000 2000 999">
          <text:p/>
        </draw:connector>
        <draw:line draw:style-name="gr38" draw:text-style-name="P1" xml:id="id59" draw:id="id59" draw:layer="layout" svg:x1="3cm" svg:y1="7cm" svg:x2="3cm" svg:y2="10cm">
          <draw:glue-point draw:id="4" svg:x="0cm" svg:y="-4.635cm"/>
          <text:p/>
        </draw:line>
        <draw:connector draw:style-name="gr39" draw:text-style-name="P1" draw:layer="layout" draw:type="line" svg:x1="7cm" svg:y1="5.003cm" svg:x2="3cm" svg:y2="7cm" draw:start-shape="id37" draw:start-glue-point="5" draw:end-shape="id59" draw:end-glue-point="0" svg:d="m7000 5003-4000 1997">
          <text:p/>
        </draw:connector>
        <draw:connector draw:style-name="gr39" draw:text-style-name="P1" draw:layer="layout" draw:type="line" svg:x1="3cm" svg:y1="10cm" svg:x2="7cm" svg:y2="12.003cm" draw:start-shape="id59" draw:start-glue-point="2" draw:end-shape="id37" draw:end-glue-point="6" svg:d="m3000 10000 4000 2003">
          <text:p/>
        </draw:connector>
        <draw:connector draw:style-name="gr37" draw:text-style-name="P1" draw:layer="layout" draw:type="line" svg:x1="7cm" svg:y1="13.003cm" svg:x2="5cm" svg:y2="13.999cm" draw:start-shape="id37" draw:start-glue-point="7" draw:end-shape="id57" draw:end-glue-point="4" svg:d="m7000 13003-2000 996">
          <text:p/>
        </draw:connector>
        <draw:custom-shape draw:style-name="gr15" draw:text-style-name="P1" draw:layer="layout" svg:width="0.5cm" svg:height="1cm" svg:x="4.5cm" svg:y="12cm">
          <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5" draw:text-style-name="P1" draw:layer="layout" svg:width="0.5cm" svg:height="1cm" svg:x="4.5cm" svg:y="14cm">
          <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onnector draw:style-name="gr37" draw:text-style-name="P1" draw:layer="layout" draw:type="line" svg:x1="5cm" svg:y1="21cm" svg:x2="7cm" svg:y2="21.999cm" draw:start-shape="id60" draw:start-glue-point="2" draw:end-shape="id37" draw:end-glue-point="8" svg:d="m5000 21000 2000 999">
          <text:p/>
        </draw:connector>
        <draw:custom-shape draw:style-name="gr15" draw:text-style-name="P1" draw:layer="layout" svg:width="0.5cm" svg:height="1cm" svg:x="4.5cm" svg:y="20cm">
          <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9" draw:text-style-name="P2" draw:layer="layout" svg:width="0.5cm" svg:height="0.5cm" svg:x="6.5cm" svg:y="16.5cm">
          <text:p text:style-name="P1"><text:span text:style-name="T1">1.7.1-rc.1</text:span><text:span text:style-name="T1"><text:tab/></text:span></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9" draw:text-style-name="P2" draw:layer="layout" svg:width="0.5cm" svg:height="0.5cm" svg:x="6.5cm" svg:y="26.5cm">
          <text:p text:style-name="P1"><text:span text:style-name="T1">1.7.1</text:span><text:span text:style-name="T1"><text:tab/></text:span><text:span text:style-name="T1"><text:tab/></text:span></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onnector draw:style-name="gr34" draw:text-style-name="P1" draw:layer="layout" draw:type="line" svg:x1="7cm" svg:y1="22.999cm" svg:x2="9cm" svg:y2="23.999cm" draw:start-shape="id37" draw:start-glue-point="11" draw:end-shape="id38" draw:end-glue-point="5" svg:d="m7000 22999 2000 1000">
          <text:p/>
        </draw:connector>
        <draw:custom-shape draw:style-name="gr15" draw:text-style-name="P1" draw:layer="layout" svg:width="0.5cm" svg:height="1cm" svg:x="7cm" svg:y="17.5cm">
          <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5" draw:text-style-name="P1" draw:layer="layout" svg:width="0.5cm" svg:height="1cm" svg:x="7cm" svg:y="23.5cm">
          <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 draw:text-style-name="P2" draw:layer="layout" svg:width="3cm" svg:height="1.5cm" svg:x="7.313cm" svg:y="1.525cm">
          <text:p text:style-name="P1"><text:span text:style-name="T1">Currently at</text:span></text:p>
          <text:p text:style-name="P1"><text:span text:style-name="T1">version 1.7.0</text:span></text:p>
          <draw:enhanced-geometry svg:viewBox="0 0 21600 21600" draw:mirror-horizontal="false" draw:mirror-vertical="false" draw:text-areas="800 800 20800 20800" draw:type="round-rectangular-callout" draw:modifiers="-2000.93302232589 -1338.307794803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2" xml:id="id54" draw:id="id54" draw:layer="layout" svg:width="6cm" svg:height="1cm" svg:x="15cm" svg:y="10cm">
          <text:p text:style-name="P1"><text:span text:style-name="T1">Re-open issue in jira</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2" draw:text-style-name="P11" draw:layer="layout" svg:x1="18cm" svg:y1="10cm" svg:x2="17cm" svg:y2="8.25cm" draw:start-shape="id54" draw:start-glue-point="4" draw:end-shape="id43" draw:end-glue-point="7" svg:d="m18000 10000v-1750h-1000">
          <text:p/>
        </draw:connector>
        <draw:frame draw:style-name="gr40" draw:text-style-name="P9" draw:layer="layout" svg:width="6cm" svg:height="1.207cm" svg:x="0cm" svg:y="1cm">
          <draw:text-box>
            <text:p><text:span text:style-name="T9">A responsive bug fix release.</text:span></text:p>
            <text:p><text:span text:style-name="T9">Fixes to the maint branch.</text:span></text:p>
          </draw:text-box>
        </draw:frame>
        <draw:line draw:style-name="gr41" draw:text-style-name="P1" xml:id="id58" draw:id="id58" draw:layer="layout" svg:x1="5cm" svg:y1="15cm" svg:x2="5cm" svg:y2="19cm">
          <text:p/>
        </draw:line>
        <draw:line draw:style-name="gr36" draw:text-style-name="P1" xml:id="id60" draw:id="id60" draw:layer="layout" svg:x1="5cm" svg:y1="19cm" svg:x2="5cm" svg:y2="21cm">
          <text:p/>
        </draw:line>
        <draw:custom-shape draw:style-name="gr1" draw:text-style-name="P2" draw:layer="layout" svg:width="3.5cm" svg:height="2cm" svg:x="17.5cm" svg:y="4.5cm">
          <text:p><text:span text:style-name="T1">hot_X_Y_Z</text:span></text:p>
          <text:p><text:span text:style-name="T1">where X, Y, and Z</text:span></text:p>
          <text:p><text:span text:style-name="T1">as per dev branch</text:span></text:p>
          <draw:enhanced-geometry svg:viewBox="0 0 21600 21600" draw:text-areas="800 800 20800 20800" draw:type="round-rectangular-callout" draw:modifiers="-4454.49871465296 15932.83358320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2" draw:text-style-name="P1" draw:layer="layout" svg:x1="4cm" svg:y1="5cm" svg:x2="7cm" svg:y2="5cm">
          <text:p/>
        </draw:line>
        <draw:line draw:style-name="gr35" draw:text-style-name="P1" draw:layer="layout" svg:x1="2cm" svg:y1="8cm" svg:x2="5cm" svg:y2="8cm">
          <text:p/>
        </draw:line>
        <draw:line draw:style-name="gr42" draw:text-style-name="P1" draw:layer="layout" svg:x1="2cm" svg:y1="8.5cm" svg:x2="3cm" svg:y2="8.5cm">
          <text:p/>
        </draw:line>
        <draw:frame draw:style-name="gr23" draw:text-style-name="P4" draw:layer="layout" svg:width="3.5cm" svg:height="1.199cm" svg:x="0cm" svg:y="12.801cm">
          <draw:text-box>
            <text:p><text:span text:style-name="T1">Pull in changes from other fixes</text:span></text:p>
          </draw:text-box>
        </draw:frame>
        <draw:line draw:style-name="gr35" draw:text-style-name="P1" draw:layer="layout" svg:x1="3.5cm" svg:y1="13.5cm" svg:x2="6cm" svg:y2="13.5cm">
          <text:p/>
        </draw:line>
        <draw:frame draw:style-name="gr23" draw:text-style-name="P4" draw:layer="layout" svg:width="3.5cm" svg:height="1cm" svg:x="0cm" svg:y="15cm">
          <draw:text-box>
            <text:p><text:span text:style-name="T1">Test and merge</text:span></text:p>
          </draw:text-box>
        </draw:frame>
        <draw:line draw:style-name="gr35" draw:text-style-name="P1" draw:layer="layout" svg:x1="3.5cm" svg:y1="15.5cm" svg:x2="6cm" svg:y2="15.5cm">
          <text:p/>
        </draw:line>
        <draw:frame draw:style-name="gr23" draw:text-style-name="P4" draw:layer="layout" svg:width="4.5cm" svg:height="2.147cm" svg:x="0cm" svg:y="19cm">
          <draw:text-box>
            <text:p><text:span text:style-name="T1">Reopen issue and continue development on hotfix branch</text:span></text:p>
          </draw:text-box>
        </draw:frame>
        <draw:line draw:style-name="gr30" draw:text-style-name="P1" draw:layer="layout" svg:x1="3.5cm" svg:y1="18cm" svg:x2="7cm" svg:y2="18cm">
          <text:p/>
        </draw:line>
        <draw:frame draw:style-name="gr23" draw:text-style-name="P4" draw:layer="layout" svg:width="4.5cm" svg:height="1.199cm" svg:x="0cm" svg:y="17.801cm">
          <draw:text-box>
            <text:p><text:span text:style-name="T1">Early adopters check it out</text:span></text:p>
          </draw:text-box>
        </draw:frame>
        <draw:line draw:style-name="gr35" draw:text-style-name="P1" draw:layer="layout" svg:x1="3.5cm" svg:y1="19.5cm" svg:x2="5cm" svg:y2="19.5cm">
          <text:p/>
        </draw:line>
        <draw:frame draw:style-name="gr23" draw:text-style-name="P4" draw:layer="layout" svg:width="4cm" svg:height="1.199cm" svg:x="0cm" svg:y="15.801cm">
          <draw:text-box>
            <text:p><text:span text:style-name="T1">Development thought complete</text:span></text:p>
          </draw:text-box>
        </draw:frame>
        <draw:line draw:style-name="gr35" draw:text-style-name="P1" draw:layer="layout" svg:x1="3.5cm" svg:y1="16cm" svg:x2="5cm" svg:y2="16cm">
          <text:p/>
        </draw:line>
        <draw:frame draw:style-name="gr23" draw:text-style-name="P4" draw:layer="layout" svg:width="4.5cm" svg:height="1cm" svg:x="0cm" svg:y="25.5cm">
          <draw:text-box>
            <text:p><text:span text:style-name="T1">A bug free week :-)</text:span></text:p>
          </draw:text-box>
        </draw:frame>
        <draw:line draw:style-name="gr30" draw:text-style-name="P1" draw:layer="layout" svg:x1="4cm" svg:y1="25.5cm" svg:x2="7cm" svg:y2="25.5cm">
          <text:p/>
        </draw:line>
        <draw:frame draw:style-name="gr23" draw:text-style-name="P4" draw:layer="layout" svg:width="4.5cm" svg:height="1.199cm" svg:x="0cm" svg:y="4.5cm">
          <draw:text-box>
            <text:p><text:span text:style-name="T1">Create hotfix branch</text:span></text:p>
            <text:p><text:span text:style-name="T1">hot_152_bhv_totals</text:span></text:p>
          </draw:text-box>
        </draw:frame>
        <draw:frame draw:style-name="gr23" draw:text-style-name="P4" draw:layer="layout" svg:width="4cm" svg:height="1cm" svg:x="0cm" svg:y="11cm">
          <draw:text-box>
            <text:p><text:span text:style-name="T1">Merge into maint</text:span></text:p>
          </draw:text-box>
        </draw:frame>
        <draw:line draw:style-name="gr42" draw:text-style-name="P1" draw:layer="layout" svg:x1="3.5cm" svg:y1="11.5cm" svg:x2="6cm" svg:y2="11.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Symmetric_20_Arrow" draw:display-name="Symmetric Arrow" svg:viewBox="0 0 1131 902" svg:d="m564 0-564 902h1131z"/>
    <draw:stroke-dash draw:name="Dash_20_2" draw:display-name="Dash 2" draw:style="rect" draw:dots1="1" draw:dots1-length="0.02cm" draw:dots2="1" draw:dots2-length="0.02cm" draw:distance="0.02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avid Swain</meta:initial-creator>
    <meta:creation-date>2012-05-28T14:37:52.19</meta:creation-date>
    <dc:date>2012-06-22T12:25:01.40</dc:date>
    <dc:creator>David Swain</dc:creator>
    <meta:editing-duration>PT15H49M30S</meta:editing-duration>
    <meta:editing-cycles>18</meta:editing-cycles>
    <meta:generator>OpenOffice.org/3.3$Win32 OpenOffice.org_project/330m20$Build-9567</meta:generator>
    <meta:document-statistic meta:object-count="240"/>
  </office:meta>
</office:document-meta>
</file>